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automatic-styles>
    <style:style style:name="Table1" style:family="table">
      <style:table-properties style:width="7.4403in" fo:break-before="auto" fo:break-after="auto" table:align="right" fo:keep-with-next="auto" style:writing-mode="lr-tb" table:border-model="collapsing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ffffd7" fo:padding="0.0701in" fo:border-left="4.5pt solid #2a6099" fo:border-right="none" fo:border-top="4.5pt solid #2a6099" fo:border-bottom="4.5pt solid #2a6099">
        <style:background-image/>
      </style:table-cell-properties>
    </style:style>
    <style:style style:name="Table1.C1" style:family="table-cell">
      <style:table-cell-properties style:vertical-align="middle" fo:background-color="#ffffd7" fo:padding="0.0701in" fo:border="4.5pt solid #2a6099">
        <style:background-image/>
      </style:table-cell-properties>
    </style:style>
    <style:style style:name="Table1.A2" style:family="table-cell">
      <style:table-cell-properties style:vertical-align="middle" fo:background-color="#ffffd7" fo:padding="0.0701in" fo:border-left="4.5pt solid #2a6099" fo:border-right="none" fo:border-top="none" fo:border-bottom="4.5pt solid #2a6099">
        <style:background-image/>
      </style:table-cell-properties>
    </style:style>
    <style:style style:name="Table1.C2" style:family="table-cell">
      <style:table-cell-properties style:vertical-align="middle" fo:background-color="#ffffd7" fo:padding="0.0701in" fo:border-left="4.5pt solid #2a6099" fo:border-right="4.5pt solid #2a6099" fo:border-top="none" fo:border-bottom="4.5pt solid #2a6099">
        <style:background-image/>
      </style:table-cell-properties>
    </style:style>
    <style:style style:name="Table1.4" style:family="table-row">
      <style:table-row-properties style:min-row-height="0.7458in"/>
    </style:style>
    <style:style style:name="Table2" style:family="table">
      <style:table-properties style:width="7.5in" fo:break-before="auto" fo:break-after="auto" table:align="left" fo:keep-with-next="auto" style:writing-mode="lr-tb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2.2458in"/>
    </style:style>
    <style:style style:name="Table2.C" style:family="table-column">
      <style:table-column-properties style:column-width="1.6924in"/>
    </style:style>
    <style:style style:name="Table2.D" style:family="table-column">
      <style:table-column-properties style:column-width="2.4778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paragraph-properties fo:margin-top="0in" fo:margin-bottom="0in" style:contextual-spacing="false" fo:line-height="150%"/>
      <style:text-properties fo:color="#0460d6" loext:opacity="100%"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8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margin-top="0in" fo:margin-bottom="0in" style:contextual-spacing="false" fo:line-height="150%"/>
    </style:style>
    <style:style style:name="P10" style:family="paragraph" style:parent-style-name="Standard">
      <style:paragraph-properties fo:line-height="150%"/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11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text-properties fo:color="#0460d6" loext:opacity="100%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18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0" style:family="paragraph" style:parent-style-name="List_20_Paragraph" style:list-style-name="WWNum1">
      <style:paragraph-properties fo:line-height="150%"/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2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0460d6" loext:opacity="100%" style:font-name="29LT Bukra Bold1" fo:font-size="27pt" style:font-size-asian="27pt" style:font-name-complex="29LT Bukra Bold2" style:font-size-complex="27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7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2a6099" loext:opacity="100%" style:font-name="29LT Bukra Bold3" fo:font-size="23pt" style:font-size-asian="23pt" style:font-name-complex="29LT Bukra Bold3" style:font-size-complex="23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0460d6" loext:opacity="100%" style:font-name="29LT Bukra Bold1" fo:font-size="20pt" style:font-size-asian="20pt" style:font-name-complex="29LT Bukra Bold2" style:font-size-complex="20pt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fo:color="#0460d6" loext:opacity="100%" style:font-name="29LT Bukra Bold1" fo:font-size="13pt" officeooo:paragraph-rsid="010c9c62" style:font-size-asian="13pt" style:font-name-complex="29LT Bukra Bold2" style:font-size-complex="13pt"/>
    </style:style>
    <style:style style:name="P30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10c9c62"/>
    </style:style>
    <style:style style:name="P32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0460d6" loext:opacity="100%" style:font-name="29LT Bukra Bold3" fo:font-size="18pt" officeooo:paragraph-rsid="010c9c62" style:font-size-asian="18pt" style:font-name-complex="29LT Bukra Bold3" style:font-size-complex="18pt" style:language-complex="ar" style:country-complex="EG"/>
    </style:style>
    <style:style style:name="P33" style:family="paragraph" style:parent-style-name="Standard">
      <style:text-properties fo:font-size="17.1000003814697pt" style:font-size-asian="17.1000003814697pt" style:font-size-complex="17.1000003814697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>
      <style:paragraph-properties fo:text-align="center"/>
    </style:style>
    <style:style style:name="P3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7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38" style:family="paragraph">
      <loext:graphic-properties draw:fill-color="#2a6099"/>
      <style:paragraph-properties fo:text-align="center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0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4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5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6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47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48" style:family="paragraph" style:parent-style-name="Standard">
      <style:text-properties fo:font-size="22pt" style:font-size-asian="22pt" style:font-size-complex="22pt"/>
    </style:style>
    <style:style style:name="P49" style:family="paragraph" style:parent-style-name="Standard">
      <style:text-properties fo:font-size="17pt" style:font-size-asian="17pt" style:font-size-complex="17pt"/>
    </style:style>
    <style:style style:name="P50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1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2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3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4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5" style:family="paragraph" style:parent-style-name="Standard">
      <style:text-properties fo:font-size="19pt" style:font-size-asian="19pt" style:font-size-complex="19pt"/>
    </style:style>
    <style:style style:name="P56" style:family="paragraph" style:parent-style-name="Standard">
      <style:text-properties fo:color="#127622" loext:opacity="100%" fo:font-size="19pt" style:font-size-asian="19pt" style:font-size-complex="19pt"/>
    </style:style>
    <style:style style:name="P57" style:family="paragraph" style:parent-style-name="Standard">
      <style:text-properties fo:color="#127622" loext:opacity="100%" fo:font-size="19pt" officeooo:rsid="00fc41bd" officeooo:paragraph-rsid="00fc41bd" style:font-size-asian="19pt" style:font-size-complex="19pt"/>
    </style:style>
    <style:style style:name="P58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59" style:family="paragraph">
      <loext:graphic-properties draw:fill-color="#800080"/>
      <style:paragraph-properties fo:text-align="center"/>
    </style:style>
    <style:style style:name="P60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1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2" style:family="paragraph" style:parent-style-name="Standard">
      <style:text-properties officeooo:paragraph-rsid="0048be73"/>
    </style:style>
    <style:style style:name="P63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4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65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66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67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68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69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0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1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2" style:family="paragraph" style:parent-style-name="Standard">
      <style:paragraph-properties style:writing-mode="lr-tb"/>
    </style:style>
    <style:style style:name="P73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4" style:family="paragraph" style:parent-style-name="Standard">
      <style:text-properties fo:color="#ff972f" loext:opacity="100%" officeooo:rsid="004e4478" officeooo:paragraph-rsid="004e4478"/>
    </style:style>
    <style:style style:name="P75" style:family="paragraph" style:parent-style-name="Standard">
      <style:text-properties fo:color="#ff972f" loext:opacity="100%"/>
    </style:style>
    <style:style style:name="P76" style:family="paragraph" style:parent-style-name="Standard">
      <style:text-properties officeooo:rsid="004e4478" officeooo:paragraph-rsid="004e4478"/>
    </style:style>
    <style:style style:name="P77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7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79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0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1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3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85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86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87" style:family="paragraph" style:parent-style-name="Standard">
      <style:paragraph-properties fo:text-align="center" style:justify-single-word="false"/>
      <style:text-properties officeooo:paragraph-rsid="00544b96"/>
    </style:style>
    <style:style style:name="P88" style:family="paragraph" style:parent-style-name="Standard">
      <style:paragraph-properties fo:text-align="start" style:justify-single-word="false"/>
      <style:text-properties officeooo:paragraph-rsid="00544b96"/>
    </style:style>
    <style:style style:name="P89" style:family="paragraph" style:parent-style-name="Standard">
      <style:text-properties fo:font-style="normal" style:font-style-asian="normal" style:font-style-complex="normal"/>
    </style:style>
    <style:style style:name="P90" style:family="paragraph" style:parent-style-name="Standard">
      <style:text-properties fo:color="#d62e4e" loext:opacity="100%" fo:font-size="26pt" fo:font-style="normal" officeooo:rsid="0054f61b" officeooo:paragraph-rsid="0054f61b" style:font-size-asian="26pt" style:font-style-asian="normal" style:font-size-complex="26pt" style:font-style-complex="normal"/>
    </style:style>
    <style:style style:name="P91" style:family="paragraph" style:parent-style-name="Standard">
      <style:text-properties fo:font-style="normal" officeooo:rsid="0054f61b" officeooo:paragraph-rsid="0054f61b" style:font-style-asian="normal" style:font-style-complex="normal"/>
    </style:style>
    <style:style style:name="P92" style:family="paragraph" style:parent-style-name="Standard">
      <style:text-properties fo:font-size="16pt" style:font-size-asian="16pt" style:font-size-complex="16pt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0554e7d" officeooo:paragraph-rsid="00554e7d"/>
    </style:style>
    <style:style style:name="P94" style:family="paragraph" style:parent-style-name="Standard">
      <style:paragraph-properties fo:text-align="start" style:justify-single-word="false" style:writing-mode="lr-tb"/>
      <style:text-properties officeooo:rsid="0056083f" officeooo:paragraph-rsid="0056083f"/>
    </style:style>
    <style:style style:name="P95" style:family="paragraph" style:parent-style-name="Standard">
      <style:paragraph-properties fo:text-align="start" style:justify-single-word="false" style:writing-mode="lr-tb"/>
      <style:text-properties fo:color="#d62e4e" loext:opacity="100%" officeooo:rsid="0056083f" officeooo:paragraph-rsid="0056083f"/>
    </style:style>
    <style:style style:name="P96" style:family="paragraph" style:parent-style-name="Standard">
      <style:text-properties fo:font-style="normal" officeooo:rsid="0056083f" officeooo:paragraph-rsid="0056083f" style:font-style-asian="normal" style:font-style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fo:font-style="normal" officeooo:rsid="0056083f" officeooo:paragraph-rsid="0056083f" style:font-style-asian="normal" style:font-style-complex="normal"/>
    </style:style>
    <style:style style:name="P98" style:family="paragraph" style:parent-style-name="Standard">
      <style:paragraph-properties fo:text-align="start" style:justify-single-word="false" style:writing-mode="lr-tb"/>
      <style:text-properties fo:font-style="normal" officeooo:rsid="00580073" officeooo:paragraph-rsid="00580073" style:font-style-asian="normal" style:font-style-complex="normal"/>
    </style:style>
    <style:style style:name="P99" style:family="paragraph" style:parent-style-name="Standard">
      <style:paragraph-properties fo:text-align="end" style:justify-single-word="false" style:writing-mode="rl-tb"/>
      <style:text-properties fo:font-style="normal" officeooo:rsid="00580073" officeooo:paragraph-rsid="00580073" style:font-style-asian="normal" style:font-style-complex="normal"/>
    </style:style>
    <style:style style:name="P100" style:family="paragraph" style:parent-style-name="Standard">
      <style:paragraph-properties fo:text-align="start" style:justify-single-word="false" style:writing-mode="lr-tb"/>
      <style:text-properties fo:font-style="normal" officeooo:rsid="005993fb" officeooo:paragraph-rsid="005993fb" style:font-style-asian="normal" style:font-style-complex="normal"/>
    </style:style>
    <style:style style:name="P101" style:family="paragraph" style:parent-style-name="Standard">
      <style:text-properties officeooo:rsid="005993fb" officeooo:paragraph-rsid="005993fb"/>
    </style:style>
    <style:style style:name="P102" style:family="paragraph" style:parent-style-name="Standard">
      <style:paragraph-properties fo:line-height="100%" fo:text-align="center" style:justify-single-word="false" style:writing-mode="lr-tb"/>
      <style:text-properties officeooo:paragraph-rsid="005e0047"/>
    </style:style>
    <style:style style:name="P103" style:family="paragraph" style:parent-style-name="Standard">
      <style:text-properties officeooo:paragraph-rsid="005e0047"/>
    </style:style>
    <style:style style:name="P104" style:family="paragraph" style:parent-style-name="Standard">
      <style:paragraph-properties fo:text-align="end" style:justify-single-word="false" style:writing-mode="rl-tb"/>
      <style:text-properties officeooo:paragraph-rsid="005e0047"/>
    </style:style>
    <style:style style:name="P105" style:family="paragraph" style:parent-style-name="Standard">
      <style:text-properties officeooo:paragraph-rsid="005f9807"/>
    </style:style>
    <style:style style:name="P106" style:family="paragraph" style:parent-style-name="Standard">
      <style:text-properties fo:color="#c9211e" loext:opacity="100%" fo:font-style="normal" style:font-style-asian="normal" style:font-style-complex="normal"/>
    </style:style>
    <style:style style:name="P107" style:family="paragraph" style:parent-style-name="Standard">
      <style:text-properties officeooo:paragraph-rsid="0062ce35"/>
    </style:style>
    <style:style style:name="P108" style:family="paragraph" style:parent-style-name="Standard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P109" style:family="paragraph" style:parent-style-name="Standard">
      <style:text-properties officeooo:paragraph-rsid="0063f4e6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5e0047"/>
    </style:style>
    <style:style style:name="P111" style:family="paragraph" style:parent-style-name="Standard">
      <style:text-properties fo:color="#c9211e" loext:opacity="100%" fo:font-style="normal" officeooo:rsid="00659ba4" officeooo:paragraph-rsid="00659ba4" style:font-style-asian="normal" style:font-style-complex="normal"/>
    </style:style>
    <style:style style:name="P112" style:family="paragraph" style:parent-style-name="Standard" style:list-style-name="L2">
      <style:text-properties fo:color="#c9211e" loext:opacity="100%" fo:font-style="normal" officeooo:rsid="0066b7b6" officeooo:paragraph-rsid="0066b7b6" style:font-style-asian="normal" style:font-style-complex="normal"/>
    </style:style>
    <style:style style:name="P113" style:family="paragraph" style:parent-style-name="Standard">
      <style:paragraph-properties fo:text-align="center" style:justify-single-word="false"/>
      <style:text-properties fo:color="#355269" loext:opacity="100%" fo:font-style="normal" officeooo:rsid="0067b13d" officeooo:paragraph-rsid="0067b13d" fo:background-color="#ffd428" style:font-style-asian="normal" style:font-style-complex="normal"/>
    </style:style>
    <style:style style:name="P114" style:family="paragraph" style:parent-style-name="Standard">
      <style:text-properties fo:font-size="20pt" style:font-size-asian="20pt" style:font-size-complex="20pt"/>
    </style:style>
    <style:style style:name="P115" style:family="paragraph" style:parent-style-name="Standard">
      <style:text-properties fo:color="#492300" loext:opacity="100%" fo:font-size="20pt" style:font-size-asian="20pt" style:font-size-complex="20pt"/>
    </style:style>
    <style:style style:name="P116" style:family="paragraph" style:parent-style-name="Standard">
      <style:text-properties fo:color="#492300" loext:opacity="100%" fo:font-size="20pt" officeooo:paragraph-rsid="0069e947" style:font-size-asian="20pt" style:font-size-complex="20pt"/>
    </style:style>
    <style:style style:name="P117" style:family="paragraph" style:parent-style-name="Standard">
      <style:text-properties fo:color="#492300" loext:opacity="100%" fo:font-size="20pt" officeooo:paragraph-rsid="006d3055" style:font-size-asian="20pt" style:font-size-complex="20pt"/>
    </style:style>
    <style:style style:name="P118" style:family="paragraph" style:parent-style-name="Standard">
      <style:text-properties fo:color="#650953" loext:opacity="100%"/>
    </style:style>
    <style:style style:name="P119" style:family="paragraph" style:parent-style-name="Standard">
      <style:text-properties fo:color="#492300" loext:opacity="100%" fo:font-size="20pt" officeooo:paragraph-rsid="00741e43" style:font-size-asian="20pt" style:font-size-complex="20pt"/>
    </style:style>
    <style:style style:name="P120" style:family="paragraph" style:parent-style-name="Standard">
      <style:text-properties fo:color="#492300" loext:opacity="100%" fo:font-size="20pt" officeooo:paragraph-rsid="007583b3" style:font-size-asian="20pt" style:font-size-complex="20pt"/>
    </style:style>
    <style:style style:name="P121" style:family="paragraph" style:parent-style-name="Standard">
      <style:text-properties fo:font-size="18pt" style:font-size-asian="18pt" style:font-size-complex="18pt"/>
    </style:style>
    <style:style style:name="P122" style:family="paragraph" style:parent-style-name="Standard">
      <style:paragraph-properties fo:text-align="end" style:justify-single-word="false" style:writing-mode="rl-tb"/>
      <style:text-properties fo:font-size="18pt" officeooo:rsid="0076c50f" officeooo:paragraph-rsid="0076c50f" style:font-size-asian="18pt" style:font-size-complex="18pt"/>
    </style:style>
    <style:style style:name="P123" style:family="paragraph" style:parent-style-name="Text_20_body" style:list-style-name="L3">
      <style:paragraph-properties fo:text-align="end" style:justify-single-word="false" style:writing-mode="rl-tb"/>
      <style:text-properties fo:color="#ab18cd" loext:opacity="100%" officeooo:paragraph-rsid="0076c50f"/>
    </style:style>
    <style:style style:name="P124" style:family="paragraph" style:parent-style-name="Text_20_body" style:list-style-name="L3">
      <style:paragraph-properties fo:text-align="end" style:justify-single-word="false" style:writing-mode="rl-tb"/>
      <style:text-properties fo:color="#ff6bd6" loext:opacity="100%" fo:font-size="17pt" officeooo:rsid="0076c50f" style:font-size-asian="17pt" style:font-size-complex="17pt"/>
    </style:style>
    <style:style style:name="P125" style:family="paragraph" style:parent-style-name="خط_20_سفلي" style:list-style-name="L3">
      <style:paragraph-properties fo:text-align="end" style:justify-single-word="false" style:writing-mode="rl-tb"/>
      <style:text-properties fo:color="#fbc2eb" loext:opacity="100%"/>
    </style:style>
    <style:style style:name="P126" style:family="paragraph" style:parent-style-name="Standard">
      <style:text-properties fo:color="#492300" loext:opacity="100%" fo:font-size="20pt" officeooo:rsid="00787c3f" officeooo:paragraph-rsid="00787c3f" style:font-size-asian="20pt" style:font-size-complex="20pt"/>
    </style:style>
    <style:style style:name="P127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</style:style>
    <style:style style:name="P128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2" style:family="paragraph" style:parent-style-name="Standard">
      <style:paragraph-properties fo:margin-top="0.1583in" fo:margin-bottom="0.1583in" style:contextual-spacing="false" fo:line-height="100%"/>
      <style:text-properties fo:color="#492300" loext:opacity="100%" fo:font-size="20pt" officeooo:rsid="007f902e" officeooo:paragraph-rsid="007f902e" style:font-size-asian="20pt" style:font-size-complex="20pt"/>
    </style:style>
    <style:style style:name="P133" style:family="paragraph" style:parent-style-name="Standard">
      <style:text-properties fo:color="#1c1c1c" loext:opacity="100%" officeooo:rsid="00862e28" officeooo:paragraph-rsid="00862e28"/>
    </style:style>
    <style:style style:name="P134" style:family="paragraph" style:parent-style-name="Standard">
      <style:text-properties fo:color="#1c1c1c" loext:opacity="100%" officeooo:rsid="00862e28" officeooo:paragraph-rsid="00879fb7"/>
    </style:style>
    <style:style style:name="P135" style:family="paragraph" style:parent-style-name="Standard">
      <style:text-properties fo:color="#ff7b59" loext:opacity="100%"/>
    </style:style>
    <style:style style:name="P136" style:family="paragraph" style:parent-style-name="Standard">
      <style:paragraph-properties fo:margin-top="0in" fo:margin-bottom="0.0319in" style:contextual-spacing="false" fo:text-align="end" style:justify-single-word="false" style:writing-mode="rl-tb"/>
      <style:text-properties fo:color="#ed4c05" loext:opacity="100%" fo:font-size="18pt" officeooo:rsid="00880ce0" officeooo:paragraph-rsid="00880ce0" style:font-size-asian="18pt" style:font-size-complex="18pt"/>
    </style:style>
    <style:style style:name="P137" style:family="paragraph" style:parent-style-name="Standard">
      <style:text-properties fo:color="#1c1c1c" loext:opacity="100%" officeooo:rsid="00862e28" officeooo:paragraph-rsid="00880ce0"/>
    </style:style>
    <style:style style:name="P138" style:family="paragraph" style:parent-style-name="Standard">
      <style:paragraph-properties fo:margin-top="0in" fo:margin-bottom="0.0319in" style:contextual-spacing="false"/>
    </style:style>
    <style:style style:name="P139" style:family="paragraph" style:parent-style-name="Standard">
      <style:paragraph-properties fo:margin-top="0in" fo:margin-bottom="0.0319in" style:contextual-spacing="false"/>
      <style:text-properties fo:color="#1c1c1c" loext:opacity="100%" officeooo:rsid="00862e28" officeooo:paragraph-rsid="008939af"/>
    </style:style>
    <style:style style:name="P140" style:family="paragraph" style:parent-style-name="Standard">
      <style:text-properties fo:font-size="21pt" style:font-size-asian="21pt" style:font-size-complex="21pt"/>
    </style:style>
    <style:style style:name="P141" style:family="paragraph" style:parent-style-name="Standard">
      <style:text-properties officeooo:paragraph-rsid="00910b22"/>
    </style:style>
    <style:style style:name="P142" style:family="paragraph" style:parent-style-name="خط_20_سفلي">
      <style:paragraph-properties fo:text-align="end" style:justify-single-word="false" style:writing-mode="rl-tb"/>
    </style:style>
    <style:style style:name="P143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54efd" officeooo:paragraph-rsid="0097b7c8"/>
    </style:style>
    <style:style style:name="P144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7b7c8" officeooo:paragraph-rsid="0097b7c8"/>
    </style:style>
    <style:style style:name="P145" style:family="paragraph" style:parent-style-name="خط_20_سفلي">
      <style:paragraph-properties fo:margin-top="0in" fo:margin-bottom="0in" style:contextual-spacing="false" fo:line-height="100%"/>
    </style:style>
    <style:style style:name="P146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officeooo:rsid="009995cc" officeooo:paragraph-rsid="009995cc"/>
    </style:style>
    <style:style style:name="P147" style:family="paragraph" style:parent-style-name="Standard">
      <style:paragraph-properties fo:margin-top="0.1189in" fo:margin-bottom="0.1508in" style:contextual-spacing="false" fo:text-align="end" style:justify-single-word="false" style:writing-mode="rl-tb"/>
      <style:text-properties officeooo:rsid="009995cc" officeooo:paragraph-rsid="009995cc"/>
    </style:style>
    <style:style style:name="P148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fo:font-size="17.6000003814697pt" officeooo:rsid="009995cc" officeooo:paragraph-rsid="009995cc" style:font-size-asian="17.6000003814697pt" style:font-size-complex="17.6000003814697pt"/>
    </style:style>
    <style:style style:name="P149" style:family="paragraph" style:parent-style-name="Standard">
      <style:paragraph-properties fo:margin-top="0.0791in" fo:margin-bottom="0.1508in" style:contextual-spacing="false"/>
      <style:text-properties fo:color="#1c1c1c" loext:opacity="100%" officeooo:rsid="008b2e79" officeooo:paragraph-rsid="008b2e79"/>
    </style:style>
    <style:style style:name="P150" style:family="paragraph" style:parent-style-name="Standard">
      <style:text-properties fo:font-size="18pt" officeooo:paragraph-rsid="009f5d28" style:font-size-asian="18pt" style:font-size-complex="18pt"/>
    </style:style>
    <style:style style:name="P151" style:family="paragraph" style:parent-style-name="Standard">
      <style:text-properties fo:font-size="13pt" style:font-size-asian="13pt" style:font-size-complex="13pt"/>
    </style:style>
    <style:style style:name="P152" style:family="paragraph" style:parent-style-name="Standard">
      <style:paragraph-properties fo:text-align="center" style:justify-single-word="false"/>
      <style:text-properties fo:color="#492300" loext:opacity="100%" fo:font-size="26pt" officeooo:rsid="00a7a333" officeooo:paragraph-rsid="00a7a333" style:font-size-asian="26pt" style:font-size-complex="26pt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0a7a333" officeooo:paragraph-rsid="00a7a333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0a9546f" officeooo:paragraph-rsid="00a9546f"/>
    </style:style>
    <style:style style:name="P155" style:family="paragraph" style:parent-style-name="Standard">
      <style:paragraph-properties style:writing-mode="rl-tb"/>
    </style:style>
    <style:style style:name="P156" style:family="paragraph" style:parent-style-name="Standard">
      <style:paragraph-properties style:writing-mode="lr-tb"/>
      <style:text-properties fo:color="#492300" loext:opacity="100%"/>
    </style:style>
    <style:style style:name="P157" style:family="paragraph" style:parent-style-name="Standard">
      <style:text-properties fo:color="#492300" loext:opacity="100%"/>
    </style:style>
    <style:style style:name="P158" style:family="paragraph" style:parent-style-name="Standard">
      <style:paragraph-properties fo:text-align="end" style:justify-single-word="false" style:writing-mode="rl-tb"/>
      <style:text-properties fo:font-size="19pt" style:font-size-asian="19pt" style:font-size-complex="19pt"/>
    </style:style>
    <style:style style:name="P159" style:family="paragraph" style:parent-style-name="Standard">
      <style:text-properties officeooo:rsid="00b0b1f8" officeooo:paragraph-rsid="00b0b1f8"/>
    </style:style>
    <style:style style:name="P160" style:family="paragraph" style:parent-style-name="Standard">
      <style:text-properties fo:color="#ff8000" loext:opacity="100%"/>
    </style:style>
    <style:style style:name="P161" style:family="paragraph" style:parent-style-name="Standard">
      <style:text-properties fo:color="#ff8000" loext:opacity="100%" style:text-underline-style="long-dash" style:text-underline-width="auto" style:text-underline-color="font-color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0b61970" officeooo:paragraph-rsid="00b61970"/>
    </style:style>
    <style:style style:name="P163" style:family="paragraph" style:parent-style-name="Standard">
      <style:text-properties fo:color="#492300" loext:opacity="100%" officeooo:rsid="00b6892e" officeooo:paragraph-rsid="00b6892e"/>
    </style:style>
    <style:style style:name="P164" style:family="paragraph" style:parent-style-name="Standard">
      <style:paragraph-properties style:writing-mode="lr-tb"/>
      <style:text-properties fo:color="#ff8000" loext:opacity="100%" fo:font-size="17pt" style:font-size-asian="17pt" style:font-size-complex="17pt"/>
    </style:style>
    <style:style style:name="P165" style:family="paragraph" style:parent-style-name="Standard">
      <style:paragraph-properties fo:text-align="end" style:justify-single-word="false" style:writing-mode="rl-tb"/>
      <style:text-properties fo:color="#ff8000" loext:opacity="100%" fo:font-size="17pt" officeooo:rsid="00b8490f" officeooo:paragraph-rsid="00b8490f" style:font-size-asian="17pt" style:font-size-complex="17pt"/>
    </style:style>
    <style:style style:name="P166" style:family="paragraph" style:parent-style-name="خط_20_سفلي">
      <style:text-properties fo:font-size="20pt" style:font-size-asian="20pt" style:font-size-complex="20pt"/>
    </style:style>
    <style:style style:name="P167" style:family="paragraph" style:parent-style-name="Standard">
      <style:paragraph-properties fo:line-height="100%" fo:text-align="center" style:justify-single-word="false"/>
      <style:text-properties officeooo:paragraph-rsid="00ba35c8"/>
    </style:style>
    <style:style style:name="P168" style:family="paragraph" style:parent-style-name="Standard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P169" style:family="paragraph" style:parent-style-name="Standard">
      <style:text-properties fo:color="#2148db" loext:opacity="100%" fo:font-size="21.8999996185303pt" style:font-size-asian="21.8999996185303pt" style:font-size-complex="21.8999996185303pt"/>
    </style:style>
    <style:style style:name="P170" style:family="paragraph" style:parent-style-name="Standard">
      <style:paragraph-properties fo:line-height="100%" fo:text-align="center" style:justify-single-word="false"/>
      <style:text-properties officeooo:paragraph-rsid="00bb7626"/>
    </style:style>
    <style:style style:name="P171" style:family="paragraph" style:parent-style-name="Standard">
      <style:paragraph-properties fo:text-align="end" style:justify-single-word="false" style:writing-mode="rl-tb"/>
      <style:text-properties fo:font-size="20pt" officeooo:rsid="00a7a333" officeooo:paragraph-rsid="00a7a333" style:font-size-asian="20pt" style:font-size-complex="20pt"/>
    </style:style>
    <style:style style:name="P172" style:family="paragraph" style:parent-style-name="Standard">
      <style:text-properties fo:color="#2148db" loext:opacity="100%" fo:font-size="20pt" officeooo:rsid="00be8aeb" officeooo:paragraph-rsid="00be8aeb" style:font-size-asian="20pt" style:font-size-complex="20pt"/>
    </style:style>
    <style:style style:name="P173" style:family="paragraph" style:parent-style-name="Standard">
      <style:text-properties fo:color="#2148db" loext:opacity="100%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0beb84d" officeooo:paragraph-rsid="00beb84d"/>
    </style:style>
    <style:style style:name="P175" style:family="paragraph" style:parent-style-name="Standard">
      <style:paragraph-properties fo:text-align="start" style:justify-single-word="false" style:writing-mode="lr-tb"/>
      <style:text-properties officeooo:rsid="00beb84d" officeooo:paragraph-rsid="00beb84d"/>
    </style:style>
    <style:style style:name="P176" style:family="paragraph" style:parent-style-name="Standard">
      <style:text-properties fo:color="#2148db" loext:opacity="100%" officeooo:paragraph-rsid="00bf0a22"/>
    </style:style>
    <style:style style:name="P177" style:family="paragraph" style:parent-style-name="Standard">
      <style:text-properties fo:color="#2148db" loext:opacity="100%" officeooo:rsid="00bf0a22" officeooo:paragraph-rsid="00bf0a22"/>
    </style:style>
    <style:style style:name="P178" style:family="paragraph" style:parent-style-name="Standard">
      <style:paragraph-properties fo:line-height="100%" fo:text-align="center" style:justify-single-word="false"/>
      <style:text-properties officeooo:paragraph-rsid="00bf5c18"/>
    </style:style>
    <style:style style:name="P179" style:family="paragraph" style:parent-style-name="Standard">
      <style:text-properties officeooo:paragraph-rsid="00c457dc"/>
    </style:style>
    <style:style style:name="P180" style:family="paragraph" style:parent-style-name="Standard">
      <style:paragraph-properties fo:text-align="end" style:justify-single-word="false" style:writing-mode="rl-tb"/>
      <style:text-properties officeooo:paragraph-rsid="00c457dc"/>
    </style:style>
    <style:style style:name="P181" style:family="paragraph" style:parent-style-name="Standard">
      <style:paragraph-properties fo:text-align="center" style:justify-single-word="false" style:writing-mode="lr-tb"/>
      <style:text-properties officeooo:paragraph-rsid="00c457dc"/>
    </style:style>
    <style:style style:name="P182" style:family="paragraph" style:parent-style-name="Standard">
      <style:paragraph-properties fo:text-align="start" style:justify-single-word="false" style:writing-mode="lr-tb"/>
      <style:text-properties officeooo:paragraph-rsid="00c457d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0c457dc" officeooo:paragraph-rsid="00c457dc"/>
    </style:style>
    <style:style style:name="P184" style:family="paragraph" style:parent-style-name="Standard">
      <style:paragraph-properties fo:text-align="center" style:justify-single-word="false" style:writing-mode="rl-tb"/>
      <style:text-properties officeooo:rsid="00c457dc" officeooo:paragraph-rsid="00c457dc"/>
    </style:style>
    <style:style style:name="P185" style:family="paragraph" style:parent-style-name="Standard">
      <style:paragraph-properties fo:text-align="end" style:justify-single-word="false" style:writing-mode="rl-tb"/>
      <style:text-properties officeooo:paragraph-rsid="00c6443b"/>
    </style:style>
    <style:style style:name="P186" style:family="paragraph" style:parent-style-name="Standard">
      <style:paragraph-properties fo:text-align="end" style:justify-single-word="false" style:writing-mode="rl-tb"/>
      <style:text-properties officeooo:paragraph-rsid="00c65939"/>
    </style:style>
    <style:style style:name="P187" style:family="paragraph" style:parent-style-name="Standard">
      <style:paragraph-properties fo:text-align="end" style:justify-single-word="false" style:writing-mode="rl-tb"/>
      <style:text-properties officeooo:paragraph-rsid="00c83ad1"/>
    </style:style>
    <style:style style:name="P188" style:family="paragraph" style:parent-style-name="Standard">
      <style:text-properties fo:font-size="20pt" fo:font-style="normal" style:font-size-asian="20pt" style:font-style-asian="normal" style:font-size-complex="20pt" style:font-style-complex="normal"/>
    </style:style>
    <style:style style:name="P189" style:family="paragraph" style:parent-style-name="Standard">
      <style:text-properties fo:color="#ff860d" loext:opacity="100%" fo:font-size="20pt" style:font-size-asian="20pt" style:font-size-complex="20pt"/>
    </style:style>
    <style:style style:name="P190" style:family="paragraph" style:parent-style-name="Standard">
      <style:paragraph-properties fo:line-height="100%" fo:text-align="center" style:justify-single-word="false"/>
      <style:text-properties officeooo:paragraph-rsid="00cc2053"/>
    </style:style>
    <style:style style:name="P191" style:family="paragraph" style:parent-style-name="Standard">
      <style:paragraph-properties fo:text-align="end" style:justify-single-word="false" style:writing-mode="rl-tb"/>
    </style:style>
    <style:style style:name="P192" style:family="paragraph" style:parent-style-name="Standard">
      <style:paragraph-properties fo:text-align="start" style:justify-single-word="false" style:writing-mode="lr-tb"/>
      <style:text-properties officeooo:paragraph-rsid="00cc2053"/>
    </style:style>
    <style:style style:name="P193" style:family="paragraph" style:parent-style-name="Standard">
      <style:paragraph-properties style:writing-mode="lr-tb"/>
      <style:text-properties officeooo:paragraph-rsid="00cd8a35"/>
    </style:style>
    <style:style style:name="P194" style:family="paragraph" style:parent-style-name="Standard">
      <style:paragraph-properties fo:text-align="end" style:justify-single-word="false" style:writing-mode="rl-tb"/>
      <style:text-properties officeooo:paragraph-rsid="00cf7474"/>
    </style:style>
    <style:style style:name="P195" style:family="paragraph" style:parent-style-name="Standard">
      <style:paragraph-properties fo:text-align="end" style:justify-single-word="false" style:writing-mode="rl-tb"/>
      <style:text-properties officeooo:paragraph-rsid="00d24df5"/>
    </style:style>
    <style:style style:name="P196" style:family="paragraph" style:parent-style-name="Standard">
      <style:paragraph-properties fo:text-align="end" style:justify-single-word="false" style:writing-mode="rl-tb"/>
      <style:text-properties officeooo:paragraph-rsid="00d5418e"/>
    </style:style>
    <style:style style:name="P197" style:family="paragraph" style:parent-style-name="Standard">
      <style:paragraph-properties fo:text-align="start" style:justify-single-word="false" style:writing-mode="lr-tb"/>
      <style:text-properties officeooo:paragraph-rsid="00d5418e"/>
    </style:style>
    <style:style style:name="P198" style:family="paragraph" style:parent-style-name="Standard">
      <style:paragraph-properties fo:text-align="start" style:justify-single-word="false" style:writing-mode="lr-tb"/>
      <style:text-properties officeooo:paragraph-rsid="00d7c63e"/>
    </style:style>
    <style:style style:name="P199" style:family="paragraph" style:parent-style-name="Standard">
      <style:paragraph-properties fo:text-align="end" style:justify-single-word="false" style:writing-mode="rl-tb"/>
      <style:text-properties officeooo:paragraph-rsid="00d8e583"/>
    </style:style>
    <style:style style:name="P200" style:family="paragraph" style:parent-style-name="Standard">
      <style:paragraph-properties fo:text-align="start" style:justify-single-word="false" style:writing-mode="lr-tb"/>
      <style:text-properties officeooo:paragraph-rsid="00d8e583"/>
    </style:style>
    <style:style style:name="P201" style:family="paragraph" style:parent-style-name="Standard">
      <style:paragraph-properties fo:text-align="end" style:justify-single-word="false" style:writing-mode="rl-tb"/>
      <style:text-properties officeooo:paragraph-rsid="00d96592"/>
    </style:style>
    <style:style style:name="P202" style:family="paragraph" style:parent-style-name="Standard">
      <style:paragraph-properties fo:text-align="start" style:justify-single-word="false" style:writing-mode="lr-tb"/>
      <style:text-properties officeooo:paragraph-rsid="00ddf87a"/>
    </style:style>
    <style:style style:name="P203" style:family="paragraph" style:parent-style-name="Standard">
      <style:paragraph-properties fo:text-align="end" style:justify-single-word="false" style:writing-mode="rl-tb"/>
      <style:text-properties officeooo:paragraph-rsid="00ddf87a"/>
    </style:style>
    <style:style style:name="P204" style:family="paragraph" style:parent-style-name="Standard">
      <style:paragraph-properties fo:text-align="start" style:justify-single-word="false" style:writing-mode="lr-tb"/>
      <style:text-properties officeooo:paragraph-rsid="00de5f80"/>
    </style:style>
    <style:style style:name="P205" style:family="paragraph" style:parent-style-name="Standard">
      <style:paragraph-properties fo:text-align="end" style:justify-single-word="false" style:writing-mode="rl-tb"/>
      <style:text-properties officeooo:paragraph-rsid="00de5f80"/>
    </style:style>
    <style:style style:name="P206" style:family="paragraph" style:parent-style-name="Standard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P207" style:family="paragraph" style:parent-style-name="Standard">
      <style:paragraph-properties fo:text-align="start" style:justify-single-word="false" style:writing-mode="lr-tb"/>
      <style:text-properties officeooo:rsid="00e1b9ae" officeooo:paragraph-rsid="00e396ce"/>
    </style:style>
    <style:style style:name="P208" style:family="paragraph" style:parent-style-name="Standard">
      <style:text-properties officeooo:rsid="00e1b9ae" officeooo:paragraph-rsid="00e1b9ae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0e1b9ae" officeooo:paragraph-rsid="00e1b9ae"/>
    </style:style>
    <style:style style:name="P210" style:family="paragraph" style:parent-style-name="Standard">
      <style:paragraph-properties fo:text-align="start" style:justify-single-word="false" style:writing-mode="lr-tb"/>
      <style:text-properties officeooo:rsid="00e1b9ae" officeooo:paragraph-rsid="00e1b9ae"/>
    </style:style>
    <style:style style:name="P211" style:family="paragraph" style:parent-style-name="Standard">
      <style:paragraph-properties fo:text-align="start" style:justify-single-word="false" style:writing-mode="lr-tb"/>
      <style:text-properties officeooo:rsid="00e396ce" officeooo:paragraph-rsid="00e396ce"/>
    </style:style>
    <style:style style:name="P212" style:family="paragraph" style:parent-style-name="Standard">
      <style:text-properties officeooo:rsid="00e396ce" officeooo:paragraph-rsid="00e396ce"/>
    </style:style>
    <style:style style:name="P213" style:family="paragraph" style:parent-style-name="Standard">
      <style:paragraph-properties fo:text-align="end" style:justify-single-word="false" style:writing-mode="rl-tb"/>
      <style:text-properties officeooo:rsid="00e396ce" officeooo:paragraph-rsid="00e396ce"/>
    </style:style>
    <style:style style:name="P214" style:family="paragraph" style:parent-style-name="Standard">
      <style:text-properties officeooo:rsid="00e5250a" officeooo:paragraph-rsid="00e5250a"/>
    </style:style>
    <style:style style:name="P215" style:family="paragraph" style:parent-style-name="Standard">
      <style:paragraph-properties fo:text-align="center" style:justify-single-word="false"/>
      <style:text-properties officeooo:rsid="00e5250a" officeooo:paragraph-rsid="00e5250a"/>
    </style:style>
    <style:style style:name="P216" style:family="paragraph" style:parent-style-name="Standard">
      <style:text-properties officeooo:paragraph-rsid="00e5a10b"/>
    </style:style>
    <style:style style:name="P217" style:family="paragraph" style:parent-style-name="Standard">
      <style:paragraph-properties fo:text-align="end" style:justify-single-word="false" style:writing-mode="rl-tb"/>
      <style:text-properties officeooo:paragraph-rsid="00e81ac7"/>
    </style:style>
    <style:style style:name="P218" style:family="paragraph" style:parent-style-name="Standard">
      <style:paragraph-properties fo:text-align="end" style:justify-single-word="false" style:writing-mode="rl-tb"/>
      <style:text-properties officeooo:paragraph-rsid="00e5a10b"/>
    </style:style>
    <style:style style:name="P219" style:family="paragraph" style:parent-style-name="Standard">
      <style:paragraph-properties fo:text-align="end" style:justify-single-word="false" style:writing-mode="rl-tb"/>
      <style:text-properties officeooo:paragraph-rsid="00e8317d"/>
    </style:style>
    <style:style style:name="P220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2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fo:font-weight="bold" style:font-size-asian="13pt" style:font-name-complex="29LT Bukra Bold3" style:font-size-complex="13pt" loext:padding="0in" loext:border="none"/>
    </style:style>
    <style:style style:name="P22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style:font-size-asian="13pt" style:font-name-complex="29LT Bukra Bold3" style:font-size-complex="13pt"/>
    </style:style>
    <style:style style:name="P22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officeooo:rsid="00e8317d" officeooo:paragraph-rsid="00e8317d" style:font-size-asian="13pt" style:font-name-complex="29LT Bukra Bold3" style:font-size-complex="13pt"/>
    </style:style>
    <style:style style:name="P224" style:family="paragraph" style:parent-style-name="Text_20_body">
      <style:paragraph-properties fo:text-align="center" style:justify-single-word="false" style:writing-mode="rl-tb"/>
    </style:style>
    <style:style style:name="P225" style:family="paragraph" style:parent-style-name="Standard">
      <style:paragraph-properties fo:text-align="start" style:justify-single-word="false" style:writing-mode="lr-tb"/>
      <style:text-properties officeooo:paragraph-rsid="00e8317d"/>
    </style:style>
    <style:style style:name="P226" style:family="paragraph" style:parent-style-name="Standard">
      <style:paragraph-properties fo:margin-top="0in" fo:margin-bottom="0.0717in" style:contextual-spacing="false" fo:text-align="center" style:justify-single-word="false"/>
    </style:style>
    <style:style style:name="P227" style:family="paragraph" style:parent-style-name="Standard">
      <style:text-properties fo:font-size="15pt" style:font-size-asian="15pt" style:font-size-complex="15pt"/>
    </style:style>
    <style:style style:name="T1" style:family="text">
      <style:text-properties fo:color="#0460d6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fo:color="#0460d6" loext:opacity="100%"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4" style:family="text">
      <style:text-properties officeooo:rsid="003cb7ac"/>
    </style:style>
    <style:style style:name="T5" style:family="text">
      <style:text-properties fo:color="#0460d6" loext:opacity="100%"/>
    </style:style>
    <style:style style:name="T6" style:family="text">
      <style:text-properties fo:color="#1b77ec" loext:opacity="100%"/>
    </style:style>
    <style:style style:name="T7" style:family="text">
      <style:text-properties fo:color="#158466" loext:opacity="100%"/>
    </style:style>
    <style:style style:name="T8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9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officeooo:rsid="01049076"/>
    </style:style>
    <style:style style:name="T12" style:family="text">
      <style:text-properties officeooo:rsid="01067e35"/>
    </style:style>
    <style:style style:name="T13" style:family="text">
      <style:text-properties fo:color="#0460d6" loext:opacity="100%" style:font-name="29LT Bukra Bold3" fo:font-size="18pt" style:font-size-asian="18pt" style:font-name-complex="29LT Bukra Bold3" style:font-size-complex="18pt" style:language-complex="ar" style:country-complex="EG"/>
    </style:style>
    <style:style style:name="T14" style:family="text">
      <style:text-properties fo:color="#0460d6" loext:opacity="100%" style:font-name="29LT Bukra Bold3" fo:font-size="18pt" officeooo:rsid="0107c024" style:font-size-asian="18pt" style:font-name-complex="29LT Bukra Bold3" style:font-size-complex="18pt" style:language-complex="ar" style:country-complex="EG"/>
    </style:style>
    <style:style style:name="T15" style:family="text">
      <style:text-properties fo:color="#2a6099" loext:opacity="100%" fo:font-size="28pt" style:font-size-asian="28pt" style:font-size-complex="28pt"/>
    </style:style>
    <style:style style:name="T16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7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8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9" style:family="text">
      <style:text-properties fo:color="#f10d0c" loext:opacity="100%" style:font-name="29LT Bukra Bold3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20" style:family="text">
      <style:text-properties fo:color="#f10d0c" loext:opacity="100%" style:font-name="29LT Bukra Bold3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style:font-name="29LT Bukra Bold3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22" style:family="text">
      <style:text-properties fo:color="#f10d0c" loext:opacity="100%" style:font-name="29LT Bukra Bold3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23" style:family="text">
      <style:text-properties fo:color="#f10d0c" loext:opacity="100%" style:font-name="29LT Bukra Bold3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4" style:family="text">
      <style:text-properties fo:color="#f10d0c" loext:opacity="100%" style:font-name="29LT Bukra Bold3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5" style:family="text">
      <style:text-properties fo:color="#f10d0c" loext:opacity="100%" style:font-name="29LT Bukra Bold3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6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7" style:family="text">
      <style:text-properties fo:font-style="normal" style:font-style-asian="normal" style:language-complex="ar" style:country-complex="EG" style:font-style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background-color="#ffd428" loext:char-shading-value="0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e8a202" loext:opacity="100%" fo:font-size="22pt" style:font-size-asian="22pt" style:font-size-complex="22pt"/>
    </style:style>
    <style:style style:name="T32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33" style:family="text">
      <style:text-properties officeooo:rsid="003b643b"/>
    </style:style>
    <style:style style:name="T34" style:family="text">
      <style:text-properties style:text-underline-style="dotted" style:text-underline-width="auto" style:text-und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f10d0c" loext:opacity="100%" style:font-name="29LT Bukra Bold3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color="#127622" loext:opacity="100%"/>
    </style:style>
    <style:style style:name="T39" style:family="text">
      <style:text-properties fo:color="#127622" loext:opacity="100%" officeooo:rsid="00fc41bd"/>
    </style:style>
    <style:style style:name="T40" style:family="text">
      <style:text-properties officeooo:rsid="00fc41bd"/>
    </style:style>
    <style:style style:name="T41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42" style:family="text">
      <style:text-properties fo:font-style="normal" officeooo:rsid="00473e7b" style:font-style-asian="normal" style:font-style-complex="normal"/>
    </style:style>
    <style:style style:name="T43" style:family="text">
      <style:text-properties fo:font-style="normal" officeooo:rsid="0048be73" style:font-style-asian="normal" style:font-style-complex="normal"/>
    </style:style>
    <style:style style:name="T44" style:family="text">
      <style:text-properties fo:color="#ff3838" loext:opacity="100%" fo:font-style="normal" officeooo:rsid="0048be73" style:font-style-asian="normal" style:font-style-complex="normal"/>
    </style:style>
    <style:style style:name="T45" style:family="text">
      <style:text-properties fo:font-style="normal" officeooo:rsid="00490289" style:font-style-asian="normal" style:font-style-complex="normal"/>
    </style:style>
    <style:style style:name="T46" style:family="text">
      <style:text-properties fo:font-style="normal" officeooo:rsid="0049db10" style:font-style-asian="normal" style:font-style-complex="normal"/>
    </style:style>
    <style:style style:name="T47" style:family="text">
      <style:text-properties fo:font-style="normal" officeooo:rsid="004b1709" style:font-style-asian="normal" style:font-style-complex="normal"/>
    </style:style>
    <style:style style:name="T48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9" style:family="text">
      <style:text-properties officeooo:rsid="004ef8ad"/>
    </style:style>
    <style:style style:name="T50" style:family="text">
      <style:text-properties fo:color="#d62e4e" loext:opacity="100%" officeooo:rsid="00512578"/>
    </style:style>
    <style:style style:name="T51" style:family="text">
      <style:text-properties fo:color="#d62e4e" loext:opacity="100%" officeooo:rsid="00524b28"/>
    </style:style>
    <style:style style:name="T52" style:family="text">
      <style:text-properties officeooo:rsid="004f3921"/>
    </style:style>
    <style:style style:name="T53" style:family="text">
      <style:text-properties fo:color="#d62e4e" loext:opacity="100%" fo:font-size="22pt" style:letter-kerning="false" style:language-complex="ar" style:country-complex="EG"/>
    </style:style>
    <style:style style:name="T54" style:family="text">
      <style:text-properties fo:color="#d62e4e" loext:opacity="100%"/>
    </style:style>
    <style:style style:name="T55" style:family="text">
      <style:text-properties fo:font-style="normal" officeooo:rsid="00524b28" style:font-style-asian="normal" style:font-style-complex="normal"/>
    </style:style>
    <style:style style:name="T56" style:family="text">
      <style:text-properties fo:color="#d62e4e" loext:opacity="100%" fo:font-style="normal" officeooo:rsid="0052a9b2" style:font-style-asian="normal" style:font-style-complex="normal"/>
    </style:style>
    <style:style style:name="T57" style:family="text">
      <style:text-properties fo:font-style="normal" officeooo:rsid="0052a9b2" style:font-style-asian="normal" style:font-style-complex="normal"/>
    </style:style>
    <style:style style:name="T58" style:family="text">
      <style:text-properties fo:font-style="normal" officeooo:rsid="0052ac0c" style:font-style-asian="normal" style:font-style-complex="normal"/>
    </style:style>
    <style:style style:name="T59" style:family="text">
      <style:text-properties fo:color="#d62e4e" loext:opacity="100%" fo:font-style="normal" style:font-style-asian="normal" style:font-style-complex="normal"/>
    </style:style>
    <style:style style:name="T60" style:family="text">
      <style:text-properties fo:color="#d62e4e" loext:opacity="100%" fo:font-style="normal" officeooo:rsid="0052ac0c" style:font-style-asian="normal" style:font-style-complex="normal"/>
    </style:style>
    <style:style style:name="T61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62" style:family="text">
      <style:text-properties fo:font-style="normal" officeooo:rsid="00544b96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officeooo:rsid="00544b96" style:font-style-asian="normal" style:font-style-complex="normal"/>
    </style:style>
    <style:style style:name="T64" style:family="text">
      <style:text-properties fo:font-style="normal" officeooo:rsid="00547f7a" style:font-style-asian="normal" style:font-style-complex="normal"/>
    </style:style>
    <style:style style:name="T65" style:family="text">
      <style:text-properties officeooo:rsid="00554e7d"/>
    </style:style>
    <style:style style:name="T66" style:family="text">
      <style:text-properties officeooo:rsid="00580073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fo:color="#ff5429" loext:opacity="100%" fo:font-size="40pt" fo:font-style="normal" officeooo:rsid="005e0047" style:font-size-asian="40pt" style:font-style-asian="normal" style:font-size-complex="40pt" style:font-style-complex="normal"/>
    </style:style>
    <style:style style:name="T69" style:family="text">
      <style:text-properties fo:font-style="normal" officeooo:rsid="005e0047" style:font-style-asian="normal" style:font-style-complex="normal"/>
    </style:style>
    <style:style style:name="T70" style:family="text">
      <style:text-properties fo:font-family="Impact" style:font-family-generic="swiss" style:font-pitch="variable" fo:font-size="15pt" fo:font-style="normal" officeooo:rsid="005e8852" style:font-size-asian="15pt" style:font-style-asian="normal" style:font-size-complex="15pt" style:font-style-complex="normal"/>
    </style:style>
    <style:style style:name="T71" style:family="text">
      <style:text-properties fo:font-style="normal" officeooo:rsid="005f9807" style:font-style-asian="normal" style:font-style-complex="normal"/>
    </style:style>
    <style:style style:name="T72" style:family="text">
      <style:text-properties fo:font-size="15pt" fo:font-style="normal" officeooo:rsid="005f9807" style:font-size-asian="15pt" style:font-style-asian="normal" style:font-size-complex="15pt" style:font-style-complex="normal"/>
    </style:style>
    <style:style style:name="T73" style:family="text">
      <style:text-properties fo:color="#c9211e" loext:opacity="100%" fo:font-style="normal" style:font-style-asian="normal" style:font-style-complex="normal"/>
    </style:style>
    <style:style style:name="T74" style:family="text">
      <style:text-properties fo:font-style="normal" officeooo:rsid="0062ce35" style:font-style-asian="normal" style:font-style-complex="normal"/>
    </style:style>
    <style:style style:name="T75" style:family="text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T76" style:family="text">
      <style:text-properties officeooo:rsid="0062ce35"/>
    </style:style>
    <style:style style:name="T77" style:family="text">
      <style:text-properties fo:font-style="normal" officeooo:rsid="0063f4e6" style:font-style-asian="normal" style:font-style-complex="normal"/>
    </style:style>
    <style:style style:name="T78" style:family="text">
      <style:text-properties fo:color="#f21e54" loext:opacity="100%" fo:font-size="20pt" officeooo:rsid="007583b3" style:font-size-asian="20pt" style:font-size-complex="20pt"/>
    </style:style>
    <style:style style:name="T79" style:family="text">
      <style:text-properties fo:font-size="17pt" officeooo:rsid="0076c50f" style:font-size-asian="17pt" style:font-size-complex="17pt" style:font-weight-complex="bold"/>
    </style:style>
    <style:style style:name="T80" style:family="text">
      <style:text-properties fo:font-size="17pt" fo:font-weight="bold" officeooo:rsid="0076c50f" style:font-size-asian="17pt" style:font-size-complex="17pt"/>
    </style:style>
    <style:style style:name="T81" style:family="text">
      <style:text-properties fo:font-size="17pt" officeooo:rsid="0076c50f" style:font-size-asian="17pt" style:font-size-complex="17pt"/>
    </style:style>
    <style:style style:name="T82" style:family="text">
      <style:text-properties style:font-weight-complex="bold"/>
    </style:style>
    <style:style style:name="T83" style:family="text">
      <style:text-properties fo:font-weight="bold"/>
    </style:style>
    <style:style style:name="T84" style:family="text">
      <style:text-properties fo:font-size="17pt" style:font-size-asian="17pt" style:font-size-complex="17pt"/>
    </style:style>
    <style:style style:name="T85" style:family="text">
      <style:text-properties fo:font-size="17pt" style:letter-kerning="false" style:font-size-asian="17pt" style:font-size-complex="17pt" style:language-complex="ar" style:country-complex="EG"/>
    </style:style>
    <style:style style:name="T86" style:family="text">
      <style:text-properties officeooo:rsid="00791a2a"/>
    </style:style>
    <style:style style:name="T87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8" style:family="text">
      <style:text-properties loext:padding="0in" loext:border="none"/>
    </style:style>
    <style:style style:name="T89" style:family="text">
      <style:text-properties officeooo:rsid="007bb2d0"/>
    </style:style>
    <style:style style:name="T90" style:family="text">
      <style:text-properties fo:color="#444746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91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T92" style:family="text">
      <style:text-properties officeooo:rsid="00850af0"/>
    </style:style>
    <style:style style:name="T93" style:family="text">
      <style:text-properties fo:color="#168253" loext:opacity="100%"/>
    </style:style>
    <style:style style:name="T94" style:family="text">
      <style:text-properties fo:color="#168253" loext:opacity="100%" officeooo:rsid="0088c26b"/>
    </style:style>
    <style:style style:name="T95" style:family="text">
      <style:text-properties officeooo:rsid="008e13a4"/>
    </style:style>
    <style:style style:name="T96" style:family="text">
      <style:text-properties fo:color="#833c0b" loext:opacity="100%" fo:font-size="21pt" style:letter-kerning="false" style:font-size-asian="21pt" style:font-size-complex="21pt" style:language-complex="ar" style:country-complex="EG"/>
    </style:style>
    <style:style style:name="T97" style:family="text">
      <style:text-properties fo:color="#168253" loext:opacity="100%" officeooo:rsid="00910b22"/>
    </style:style>
    <style:style style:name="T98" style:family="text">
      <style:text-properties fo:font-size="21pt" officeooo:rsid="00910b22" style:font-size-asian="21pt" style:font-size-complex="21pt"/>
    </style:style>
    <style:style style:name="T99" style:family="text">
      <style:text-properties fo:font-size="21pt" style:font-size-asian="21pt" style:font-size-complex="21pt"/>
    </style:style>
    <style:style style:name="T100" style:family="text">
      <style:text-properties fo:color="#168253" loext:opacity="100%" fo:font-size="22pt" officeooo:rsid="00910b22" style:letter-kerning="false" style:language-complex="ar" style:country-complex="EG"/>
    </style:style>
    <style:style style:name="T101" style:family="text">
      <style:text-properties fo:color="#168253" loext:opacity="100%" fo:font-size="22pt" officeooo:rsid="009170b3" style:letter-kerning="false" style:language-complex="ar" style:country-complex="EG"/>
    </style:style>
    <style:style style:name="T102" style:family="text">
      <style:text-properties officeooo:rsid="0096bd3f"/>
    </style:style>
    <style:style style:name="T103" style:family="text">
      <style:text-properties officeooo:rsid="00954efd"/>
    </style:style>
    <style:style style:name="T104" style:family="text">
      <style:text-properties officeooo:rsid="009a6264"/>
    </style:style>
    <style:style style:name="T105" style:family="text">
      <style:text-properties officeooo:rsid="009af342"/>
    </style:style>
    <style:style style:name="T106" style:family="text">
      <style:text-properties officeooo:rsid="009f5d28"/>
    </style:style>
    <style:style style:name="T107" style:family="text">
      <style:text-properties style:text-underline-style="none"/>
    </style:style>
    <style:style style:name="T108" style:family="text">
      <style:text-properties officeooo:rsid="00b61970"/>
    </style:style>
    <style:style style:name="T109" style:family="text">
      <style:text-properties fo:color="#ff5429" loext:opacity="100%" fo:font-size="40pt" fo:font-style="normal" officeooo:rsid="00ba35c8" style:font-size-asian="40pt" style:font-style-asian="normal" style:font-size-complex="40pt" style:font-style-complex="normal"/>
    </style:style>
    <style:style style:name="T110" style:family="text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T111" style:family="text">
      <style:text-properties fo:color="#ff5429" loext:opacity="100%" fo:font-size="40pt" fo:font-style="normal" officeooo:rsid="00bb7626" style:font-size-asian="40pt" style:font-style-asian="normal" style:font-size-complex="40pt" style:font-style-complex="normal"/>
    </style:style>
    <style:style style:name="T112" style:family="text">
      <style:text-properties officeooo:rsid="00bce709"/>
    </style:style>
    <style:style style:name="T113" style:family="text">
      <style:text-properties officeooo:rsid="00be8aeb"/>
    </style:style>
    <style:style style:name="T114" style:family="text">
      <style:text-properties fo:color="#ff5429" loext:opacity="100%" fo:font-size="40pt" fo:font-style="normal" officeooo:rsid="00bf5c18" style:font-size-asian="40pt" style:font-style-asian="normal" style:font-size-complex="40pt" style:font-style-complex="normal"/>
    </style:style>
    <style:style style:name="T115" style:family="text">
      <style:text-properties fo:color="#2148db" loext:opacity="100%" fo:font-style="normal" officeooo:rsid="00c457dc" style:font-style-asian="normal" style:font-style-complex="normal"/>
    </style:style>
    <style:style style:name="T116" style:family="text">
      <style:text-properties fo:font-style="normal" officeooo:rsid="00c457dc" style:font-style-asian="normal" style:font-style-complex="normal"/>
    </style:style>
    <style:style style:name="T117" style:family="text">
      <style:text-properties fo:color="#2148db" loext:opacity="100%" fo:font-style="normal" style:font-style-asian="normal" style:font-style-complex="normal"/>
    </style:style>
    <style:style style:name="T118" style:family="text">
      <style:text-properties officeooo:rsid="00c65939"/>
    </style:style>
    <style:style style:name="T119" style:family="text">
      <style:text-properties fo:color="#800080" loext:opacity="100%" fo:font-style="normal" officeooo:rsid="00c6443b" style:font-style-asian="normal" style:font-style-complex="normal"/>
    </style:style>
    <style:style style:name="T120" style:family="text">
      <style:text-properties fo:color="#a1467e" loext:opacity="100%" fo:font-style="normal" officeooo:rsid="00c6443b" style:font-style-asian="normal" style:font-style-complex="normal"/>
    </style:style>
    <style:style style:name="T121" style:family="text">
      <style:text-properties fo:color="#ff0000" loext:opacity="100%" fo:font-style="normal" officeooo:rsid="00c65939" style:font-style-asian="normal" style:font-style-complex="normal"/>
    </style:style>
    <style:style style:name="T122" style:family="text">
      <style:text-properties fo:color="#2148db" loext:opacity="100%" fo:font-style="normal" officeooo:rsid="00c83ad1" style:font-style-asian="normal" style:font-style-complex="normal"/>
    </style:style>
    <style:style style:name="T123" style:family="text">
      <style:text-properties fo:font-size="20pt" fo:font-style="normal" style:font-size-asian="20pt" style:font-style-asian="normal" style:font-size-complex="20pt" style:font-style-complex="normal"/>
    </style:style>
    <style:style style:name="T124" style:family="text">
      <style:text-properties officeooo:rsid="00c9f608"/>
    </style:style>
    <style:style style:name="T125" style:family="text">
      <style:text-properties officeooo:rsid="00cbad6c"/>
    </style:style>
    <style:style style:name="T126" style:family="text">
      <style:text-properties fo:color="#ff5429" loext:opacity="100%" fo:font-size="40pt" fo:font-style="normal" officeooo:rsid="00cc2053" style:font-size-asian="40pt" style:font-style-asian="normal" style:font-size-complex="40pt" style:font-style-complex="normal"/>
    </style:style>
    <style:style style:name="T127" style:family="text">
      <style:text-properties fo:font-style="normal" officeooo:rsid="00cc2053" style:font-style-asian="normal" style:font-style-complex="normal"/>
    </style:style>
    <style:style style:name="T128" style:family="text">
      <style:text-properties fo:color="#481d32" loext:opacity="100%" fo:font-style="normal" officeooo:rsid="00cc2053" style:font-style-asian="normal" style:font-style-complex="normal"/>
    </style:style>
    <style:style style:name="T129" style:family="text">
      <style:text-properties fo:color="#ddb208" loext:opacity="100%" fo:font-style="normal" style:font-style-asian="normal" style:font-style-complex="normal"/>
    </style:style>
    <style:style style:name="T130" style:family="text">
      <style:text-properties fo:font-style="normal" officeooo:rsid="00cd8a35" style:font-style-asian="normal" style:font-style-complex="normal"/>
    </style:style>
    <style:style style:name="T131" style:family="text">
      <style:text-properties fo:color="#2148db" loext:opacity="100%" fo:font-size="22pt" fo:font-style="normal" officeooo:rsid="00cde18c" style:letter-kerning="false" style:font-style-asian="normal" style:language-complex="ar" style:country-complex="EG" style:font-style-complex="normal"/>
    </style:style>
    <style:style style:name="T132" style:family="text">
      <style:text-properties fo:font-style="normal" officeooo:rsid="00cde18c" style:font-style-asian="normal" style:font-style-complex="normal"/>
    </style:style>
    <style:style style:name="T133" style:family="text">
      <style:text-properties fo:color="#611729" loext:opacity="100%" fo:font-style="normal" officeooo:rsid="00cde18c" style:font-style-asian="normal" style:font-style-complex="normal"/>
    </style:style>
    <style:style style:name="T134" style:family="text">
      <style:text-properties fo:color="#acb20c" loext:opacity="100%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fo:color="#acb20c" loext:opacity="100%" fo:font-size="15pt" fo:font-style="normal" officeooo:rsid="00d24df5" style:font-size-asian="15pt" style:font-style-asian="normal" style:font-size-complex="15pt" style:font-style-complex="normal"/>
    </style:style>
    <style:style style:name="T136" style:family="text">
      <style:text-properties fo:color="#472702" loext:opacity="100%" fo:font-style="normal" style:font-style-asian="normal" style:font-style-complex="normal"/>
    </style:style>
    <style:style style:name="T137" style:family="text">
      <style:text-properties fo:color="#472702" loext:opacity="100%" fo:font-style="normal" officeooo:rsid="00d5418e" style:font-style-asian="normal" style:font-style-complex="normal"/>
    </style:style>
    <style:style style:name="T138" style:family="text">
      <style:text-properties fo:font-style="normal" officeooo:rsid="00d5418e" style:font-style-asian="normal" style:font-style-complex="normal"/>
    </style:style>
    <style:style style:name="T139" style:family="text">
      <style:text-properties fo:font-style="normal" style:text-underline-style="solid" style:text-underline-type="double" style:text-underline-width="auto" style:text-underline-color="font-color" officeooo:rsid="00d5418e" style:font-style-asian="normal" style:font-style-complex="normal"/>
    </style:style>
    <style:style style:name="T140" style:family="text">
      <style:text-properties fo:font-style="normal" officeooo:rsid="00d73c21" style:font-style-asian="normal" style:font-style-complex="normal"/>
    </style:style>
    <style:style style:name="T141" style:family="text">
      <style:text-properties fo:font-style="normal" officeooo:rsid="00d7c63e" style:font-style-asian="normal" style:font-style-complex="normal"/>
    </style:style>
    <style:style style:name="T142" style:family="text">
      <style:text-properties fo:color="#472702" loext:opacity="100%" fo:font-style="normal" officeooo:rsid="00d896ea" style:font-style-asian="normal" style:font-style-complex="normal"/>
    </style:style>
    <style:style style:name="T143" style:family="text">
      <style:text-properties fo:color="#472702" loext:opacity="100%" fo:font-style="normal" officeooo:rsid="00d8e583" style:font-style-asian="normal" style:font-style-complex="normal"/>
    </style:style>
    <style:style style:name="T144" style:family="text">
      <style:text-properties fo:color="#472702" loext:opacity="100%" fo:font-size="22pt" fo:font-style="normal" officeooo:rsid="00d8e583" style:font-size-asian="22pt" style:font-style-asian="normal" style:font-size-complex="22pt" style:font-style-complex="normal"/>
    </style:style>
    <style:style style:name="T145" style:family="text">
      <style:text-properties fo:color="#472702" loext:opacity="100%" fo:font-size="22pt" fo:font-style="normal" officeooo:rsid="00d93744" style:font-size-asian="22pt" style:font-style-asian="normal" style:font-size-complex="22pt" style:font-style-complex="normal"/>
    </style:style>
    <style:style style:name="T146" style:family="text">
      <style:text-properties fo:color="#472702" loext:opacity="100%" fo:font-size="22pt" fo:font-style="normal" officeooo:rsid="00d96592" style:font-size-asian="22pt" style:font-style-asian="normal" style:font-size-complex="22pt" style:font-style-complex="normal"/>
    </style:style>
    <style:style style:name="T147" style:family="text">
      <style:text-properties fo:color="#472702" loext:opacity="100%" fo:font-size="22pt" fo:font-style="normal" officeooo:rsid="00f6a63b" style:font-size-asian="22pt" style:font-style-asian="normal" style:font-size-complex="22pt" style:font-style-complex="normal"/>
    </style:style>
    <style:style style:name="T148" style:family="text">
      <style:text-properties fo:font-style="normal" officeooo:rsid="00ddf87a" style:font-style-asian="normal" style:font-style-complex="normal"/>
    </style:style>
    <style:style style:name="T149" style:family="text">
      <style:text-properties fo:font-style="normal" officeooo:rsid="00de5f80" fo:background-color="#ffff00" loext:char-shading-value="0" style:font-style-asian="normal" style:font-style-complex="normal"/>
    </style:style>
    <style:style style:name="T150" style:family="text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T151" style:family="text">
      <style:text-properties officeooo:rsid="00e1e643"/>
    </style:style>
    <style:style style:name="T152" style:family="text">
      <style:text-properties fo:color="#1e6a39" loext:opacity="100%"/>
    </style:style>
    <style:style style:name="T153" style:family="text">
      <style:text-properties officeooo:rsid="00e5250a"/>
    </style:style>
    <style:style style:name="T154" style:family="text">
      <style:text-properties fo:font-style="normal" officeooo:rsid="00e5a10b" style:font-style-asian="normal" style:font-style-complex="normal"/>
    </style:style>
    <style:style style:name="T155" style:family="text">
      <style:text-properties fo:font-size="15pt" fo:font-style="normal" officeooo:rsid="00e668ff" style:font-size-asian="15pt" style:font-style-asian="normal" style:font-size-complex="15pt" style:font-style-complex="normal"/>
    </style:style>
    <style:style style:name="T156" style:family="text">
      <style:text-properties fo:font-size="15pt" fo:font-style="normal" officeooo:rsid="00e81ac7" style:font-size-asian="15pt" style:font-style-asian="normal" style:font-size-complex="15pt" style:font-style-complex="normal"/>
    </style:style>
    <style:style style:name="T157" style:family="text">
      <style:text-properties fo:color="#a1467e" loext:opacity="100%" fo:font-style="normal" officeooo:rsid="00e8317d" style:font-style-asian="normal" style:font-style-complex="normal"/>
    </style:style>
    <style:style style:name="T158" style:family="text">
      <style:text-properties fo:font-style="normal" fo:font-weight="bold" officeooo:rsid="00e5a10b" style:font-style-asian="normal" style:font-style-complex="normal"/>
    </style:style>
    <style:style style:name="T159" style:family="text">
      <style:text-properties fo:color="#1f1f1f" loext:opacity="100%" style:font-name="29LT Bukra Bold3" fo:font-size="13pt" style:font-size-asian="13pt" style:font-name-complex="29LT Bukra Bold3" style:font-size-complex="13pt" loext:padding="0in" loext:border="none"/>
    </style:style>
    <style:style style:name="T160" style:family="text">
      <style:text-properties fo:font-style="normal" style:text-underline-style="none" style:font-style-asian="normal" style:font-style-complex="normal"/>
    </style:style>
    <style:style style:name="T161" style:family="text">
      <style:text-properties fo:font-style="normal" officeooo:rsid="00e8317d" style:font-style-asian="normal" style:font-style-complex="normal"/>
    </style:style>
    <style:style style:name="T162" style:family="text">
      <style:text-properties fo:font-style="normal" officeooo:rsid="00e900f9" style:font-style-asian="normal" style:font-style-complex="normal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ize="12.5pt" style:font-size-asian="12.5pt" style:font-size-complex="12.5pt"/>
    </style:style>
    <style:style style:name="T165" style:family="text">
      <style:text-properties fo:font-size="22pt" fo:text-shadow="1pt 1pt" style:text-underline-style="none" fo:background-color="transparent" loext:char-shading-value="0" style:font-size-asian="22pt" style:font-size-complex="22pt"/>
    </style:style>
    <style:style style:name="T166" style:family="text">
      <style:text-properties fo:color="#1e6a39" loext:opacity="100%" officeooo:rsid="00fa43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1in" svg:stroke-color="#0460d6" draw:marker-start-width="0.2874in" draw:marker-end-width="0.2874in" draw:textarea-horizontal-align="center" draw:textarea-vertical-align="middle" fo:padding-top="0.0484in" fo:padding-bottom="0.0484in" fo:padding-left="0.0484in" fo:padding-right="0.0484in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5in" svg:stroke-color="#a1467e" draw:marker-start-width="0.3626in" draw:marker-end-width="0.3626in" draw:fill-color="#800080" draw:textarea-horizontal-align="center" draw:textarea-vertical-align="middle" fo:padding-top="0.0736in" fo:padding-bottom="0.0736in" fo:padding-left="0.0736in" fo:padding-right="0.073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5">&lt;!DOCTYPE html&gt;</text:p>
      <text:p text:style-name="P6"><text:span text:style-name="T1">بيخبر المتصفح إن ده مست</text:span><text:span text:style-name="T2">ن</text:span><text:span text:style-name="T1">د HTML5 حديث</text:span><text:span text:style-name="T3"> </text:span></text:p>
      <text:p text:style-name="P7">&lt;html <text:span text:style-name="T4">lang=”en”</text:span>&gt; <text:span text:style-name="T5">Open Tag</text:span></text:p>
      <text:p text:style-name="P2">Consists of head and body</text:p>
      <text:p text:style-name="P5">&lt;/html&gt;<text:span text:style-name="T6"> </text:span><text:span text:style-name="T5">Close Tag</text:span></text:p>
      <text:p text:style-name="P4">Root Element الحاوية الأساسية لمحتويات الصفحة</text:p>
      <text:p text:style-name="P5">&lt;head&gt;</text:p>
      <text:p text:style-name="P2">metadata about the page like</text:p>
      <text:p text:style-name="P5">&lt;title&gt;</text:p>
      <text:p text:style-name="P2">عنوان الصفحة في التاب بتاع المتصفح</text:p>
      <text:p text:style-name="P5">&lt;/title&gt;</text:p>
      <text:p text:style-name="P8">&lt;/head&gt;</text:p>
      <text:p text:style-name="P9"><text:soft-page-break/><text:span text:style-name="T3">&lt;body&gt;</text:span></text:p>
      <text:p text:style-name="P2">الجسم بيحتوى على المحتوى المرئي للمستخدم</text:p>
      <text:p text:style-name="P2">نصوص، صور، روابط، أزرار</text:p>
      <text:p text:style-name="P8">&lt;/body&gt;</text:p>
      <text:p text:style-name="P10">We have only six levels of headings</text:p>
      <text:p text:style-name="P11">&lt;h1&gt;... &lt;h6&gt;</text:p>
      <text:p text:style-name="P10">هيكل هرمي للمحتوى داخل الصفحة</text:p>
      <text:p text:style-name="P12">&lt;/h1&gt;... &lt;/h6&gt;</text:p>
      <text:p text:style-name="P12"><text:span text:style-name="T5">&lt;h7&gt;Hello&lt;/h7&gt; هيتعامل نص عادي مش عنوان</text:span> </text:p>
      <text:p text:style-name="P11"><text:span text:style-name="T7">&lt;!--Comments--&gt;</text:span> </text:p>
      <text:p text:style-name="P13">shortcut: ctrl + /</text:p>
      <text:p text:style-name="P11">&lt;p&gt; <text:span text:style-name="T5">paragraph</text:span></text:p>
      <text:p text:style-name="P14"><text:span text:style-name="T3">lorem</text:span><text:span text:style-name="T8">10</text:span><text:span text:style-name="T3"> (VS code generates 10 words paragraph)</text:span></text:p>
      <text:p text:style-name="P15">lorem ipsum نص وهمي لملء الفراغات</text:p>
      <text:p text:style-name="P11">&lt;/p&gt;</text:p>
      <text:p text:style-name="P11">&lt;br&gt; <text:span text:style-name="T5">Empty Tag (self-closing tag) break</text:span></text:p>
      <text:p text:style-name="P16">بينزل سطر تحت</text:p>
      <text:p text:style-name="P10">ordered list</text:p>
      <text:p text:style-name="P11"><text:soft-page-break/>&lt;ol&gt;</text:p>
      <text:p text:style-name="P11">&lt;li&gt;listItem1&lt;/li&gt;</text:p>
      <text:p text:style-name="P11">&lt;li&gt;listItem2&lt;/li&gt;</text:p>
      <text:p text:style-name="P11">&lt;li&gt;listItem3&lt;/li&gt;</text:p>
      <text:p text:style-name="P12">&lt;/ol&gt;</text:p>
      <text:p text:style-name="P10">unordered list</text:p>
      <text:p text:style-name="P11">&lt;ul&gt;</text:p>
      <text:p text:style-name="P11">&lt;li&gt;Ali&lt;/li&gt;</text:p>
      <text:p text:style-name="P11">&lt;li&gt;Saif&lt;/li&gt;</text:p>
      <text:p text:style-name="P11">&lt;li&gt;Mhmd&lt;/li&gt;</text:p>
      <text:p text:style-name="P12">&lt;/ul&gt;</text:p>
      <text:p text:style-name="P17">nested list</text:p>
      <text:p text:style-name="P18">&lt;ol&gt;</text:p>
      <text:p text:style-name="P18">&lt;li&gt;Computers:&lt;/li&gt;</text:p>
      <text:p text:style-name="P18">&lt;ul&gt;</text:p>
      <text:p text:style-name="P18">&lt;li&gt;HP&lt;/li&gt;</text:p>
      <text:p text:style-name="P18"><text:soft-page-break/>&lt;li&gt;Dell&lt;/li&gt;</text:p>
      <text:p text:style-name="P18">&lt;li&gt;Asus&lt;/li&gt;</text:p>
      <text:p text:style-name="P18">&lt;/ul&gt;</text:p>
      <text:p text:style-name="P19">&lt;/ol&gt;<text:tab/></text:p>
      <text:p text:style-name="P10">Images:</text:p>
      <text:list text:style-name="WWNum1">
        <text:list-item>
          <text:p text:style-name="P20">Local images</text:p>
        </text:list-item>
        <text:list-item>
          <text:p text:style-name="P20">Remote images</text:p>
        </text:list-item>
      </text:list>
      <text:p text:style-name="P11">&lt;img src="Nature.jpg" alt="image not found"/&gt; </text:p>
      <text:p text:style-name="P11">&lt;!--</text:p>
      <text:p text:style-name="P10">it's a self-closing tag</text:p>
      <text:p text:style-name="P10">alt means alternative text</text:p>
      <text:p text:style-name="P10">src means source link or location</text:p>
      <text:p text:style-name="P11">--&gt;</text:p>
      <text:p text:style-name="P11">&lt;img src="Nature.jpg" width="1920px" height="1080px"&gt;</text:p>
      <text:p text:style-name="P12">&lt;img src="Link of remote image" /&gt;</text:p>
      <text:p text:style-name="P21">Hyperlink رابط ضمن نص</text:p>
      <text:p text:style-name="P21"><text:soft-page-break/>Link اختصارًا</text:p>
      <text:p text:style-name="P21">href = HyperText Reference</text:p>
      <text:p text:style-name="P22"><text:span text:style-name="T9">&lt;a href="SiteLink"&gt;</text:span><text:span text:style-name="T3"> </text:span><text:span text:style-name="T8">Press this link</text:span><text:span text:style-name="T3"> </text:span><text:span text:style-name="T9">&lt;/a&gt;</text:span></text:p>
      <text:p text:style-name="P23">&lt;a href="About.html"&gt;About Page&lt;/a&gt;</text:p>
      <text:p text:style-name="P24">لينك لصفحة html تانية</text:p>
      <text:p text:style-name="P25"><text:span text:style-name="T10">Forms</text:span> </text:p>
      <text:p text:style-name="P26">نموذج إدخال أو استمارة</text:p>
      <text:p text:style-name="P23">&lt;form&gt; </text:p>
      <text:p text:style-name="P23">&lt;label&gt;Email&lt;/label&gt;</text:p>
      <text:p text:style-name="P23">&lt;input type="<text:span text:style-name="T11">email</text:span>" /&gt; <text:s/><text:span text:style-name="T7">&lt;!--self-closing tag--&gt;</text:span></text:p>
      <text:p text:style-name="P23">&lt;/form&gt;</text:p>
      <text:p text:style-name="P27">label يعني عنوان أو بطاقة</text:p>
      <text:p text:style-name="P28">&lt;input type="button" value="Learn More"&gt;</text:p>
      <text:p text:style-name="P29">زر <text:span text:style-name="T12">عام في أي مكان</text:span> يحتاج جافا سكربت لتحديد وظيفته</text:p>
      <text:p text:style-name="P28">&lt;button type="reset"&gt;Reset&lt;/button&gt;</text:p>
      <text:p text:style-name="P28">&lt;button type="submit"&gt;Register&lt;/button&gt;</text:p>
      <text:p text:style-name="P28">&lt;label for="color"&gt;Pick a color:&lt;/label&gt;<text:line-break/>&lt;input type="color" id="color"/&gt;</text:p>
      <text:p text:style-name="P28">&lt;label for="search"&gt;Search Bar: &lt;/label&gt;<text:line-break/>&lt;input type="search" id="search"/&gt;</text:p>
      <text:p text:style-name="P28"><text:soft-page-break/>&lt;label for="file"&gt;Resume: &lt;/label&gt;<text:line-break/>&lt;input type="file" id="file"/&gt;</text:p>
      <text:p text:style-name="P30">id مطابق ل for لأنه بيعرف المتصفح إن حقل الإدخال ده مرتبط بالبطاقة دي فلما تدوس على كلمة Email مربع الإدخال بيتفعل.</text:p>
      <text:p text:style-name="P31"><text:span text:style-name="T1">name الاسم اللي بيتعرف بيه server على البيانات المدخلة.. </text:span><text:span text:style-name="T13">أدخلت test@example.com وضغطت submit ما سيصل للخادم هو: </text:span><text:span text:style-name="T14">e</text:span><text:span text:style-name="T13">mail=test@example.com </text:span></text:p>
      <text:p text:style-name="P32">-------------------------------------------------------------------------</text:p>
      <text:p text:style-name="P33">&lt;!DOCTYPE html&gt;<text:line-break/>&lt;html lang="en"&gt;<text:line-break/>&lt;head&gt;<text:line-break/> <text:s/>&lt;meta charset="UTF-8"&gt;<text:line-break/> <text:s/>&lt;meta name="viewport" content="width=device-width, initial-scale=1.0"/&gt;<text:line-break/> <text:s/>&lt;title&gt;Form&lt;/title&gt;<text:line-break/>&lt;/head&gt;<text:line-break/>&lt;body&gt;<text:line-break/>&lt;form action="/api/register" method="POST"&gt;<text:line-break/> <text:s/>&lt;h1&gt;New User Registration&lt;/h1&gt;<text:line-break/> <text:s/>&lt;div&gt;<text:line-break/> <text:s text:c="3"/>&lt;label for="email"&gt;Email:&lt;span style="color: red;"&gt;*&lt;/span&gt;&lt;/label&gt;<text:line-break/> <text:s text:c="3"/>&lt;input type="email" id="email" name="user_email" required<text:line-break/> <text:s text:c="10"/>placeholder="example@domain.com" autocomplete="email"/&gt;<text:line-break/><text:soft-page-break/> <text:s/>&lt;/div&gt;<text:line-break/><text:line-break/> <text:s/>&lt;div&gt;<text:line-break/> <text:s text:c="3"/>&lt;label for="username"&gt;Username: &lt;span style="color: red;"&gt;*&lt;/span&gt;&lt;/label&gt;<text:line-break/> <text:s text:c="3"/>&lt;input type="text" id="username" name="user_name" required minlength="5" maxlength="30"<text:line-break/> <text:s text:c="10"/>pattern="[A-Za-z0-9_-]+" title="Allow Letters, numbers, underscore, and dash only (no spaces)"/&gt;<text:line-break/> <text:s/>&lt;/div&gt;<text:line-break/><text:line-break/> <text:s/>&lt;div&gt;<text:line-break/> <text:s text:c="3"/>&lt;label for="password"&gt;Password: &lt;span style="color: red;"&gt;*&lt;/span&gt;&lt;/label&gt;<text:line-break/> <text:s text:c="3"/>&lt;input type="password" id="password" name="user_password" required minlength="8"<text:line-break/> <text:s text:c="10"/>placeholder="Enter a strong password" autocomplete="new-password"/&gt;<text:line-break/> <text:s/>&lt;/div&gt;<text:line-break/><text:line-break/> <text:s/>&lt;div&gt;<text:line-break/> <text:s text:c="3"/>&lt;label for="full_name"&gt;Full Name:&lt;/label&gt;<text:line-break/> <text:s text:c="3"/>&lt;input type="text" id="full_name" name="full_name"/&gt;<text:line-break/> <text:s/>&lt;/div&gt;<text:line-break/><text:line-break/> <text:s/>&lt;div&gt;<text:line-break/> <text:s text:c="3"/>&lt;label for="dob"&gt;Date of Birth:&lt;/label&gt;<text:line-break/> <text:s text:c="3"/>&lt;input type="date" id="dob" name="date_of_birth" max="2008-01-01"/&gt;<text:line-break/> <text:s/>&lt;/div&gt;<text:line-break/><text:line-break/> <text:s/>&lt;div&gt;<text:line-break/> <text:s text:c="3"/>&lt;label for="age"&gt;Age:&lt;/label&gt;<text:line-break/><text:soft-page-break/> <text:s text:c="3"/>&lt;input type="number" id="age" name="user_age" min="18" max="100"/&gt;<text:line-break/> <text:s/>&lt;/div&gt;<text:line-break/><text:line-break/> <text:s/>&lt;div&gt;<text:line-break/> <text:s text:c="3"/>&lt;label for="phone"&gt;Phone Number:&lt;/label&gt;<text:line-break/> <text:s text:c="3"/>&lt;input type="tel" id="phone" name="user_phone" pattern="[0-9]{11}"<text:line-break/> <text:s text:c="10"/>title="Must be 11 digits (no symbols or spaces)" placeholder="01xxxxxxxxx"/&gt;<text:line-break/> <text:s/>&lt;/div&gt;<text:line-break/><text:line-break/> <text:s/>&lt;div&gt;<text:line-break/> <text:s text:c="3"/>&lt;label&gt;Gender:&lt;/label&gt;<text:line-break/> <text:s text:c="3"/>&lt;input type="radio" id="gender_male" name="gender" value="male"/&gt;<text:line-break/> <text:s text:c="3"/>&lt;label for="gender_male"&gt;Male&lt;/label&gt;<text:line-break/> <text:s text:c="3"/>&lt;input type="radio" id="gender_female" name="gender" value="female"/&gt;<text:line-break/> <text:s text:c="3"/>&lt;label for="gender_female"&gt;Female&lt;/label&gt;<text:line-break/> <text:s/>&lt;/div&gt;<text:line-break/><text:line-break/> <text:s/>&lt;div&gt;<text:line-break/> <text:s text:c="3"/>&lt;label for="role"&gt;User Role:&lt;span style="color: red;"&gt;*&lt;/span&gt;&lt;/label&gt;<text:line-break/> <text:s text:c="3"/>&lt;select id="role" name="user_role" required&gt;<text:line-break/> <text:s text:c="5"/>&lt;option value="" disabled selected&gt;Select Your Role&lt;/option&gt;<text:line-break/> <text:s text:c="5"/>&lt;option value="student"&gt;Student&lt;/option&gt;<text:line-break/> <text:s text:c="5"/>&lt;option value="instructor"&gt;Instructor&lt;/option&gt;<text:line-break/> <text:s text:c="5"/>&lt;option value="guest"&gt;Guest&lt;/option&gt;<text:line-break/> <text:s text:c="3"/>&lt;/select&gt;<text:line-break/> <text:s/>&lt;/div&gt;<text:line-break/><text:soft-page-break/><text:line-break/> <text:s/>&lt;div&gt;<text:line-break/> <text:s text:c="3"/>&lt;label for="interests"&gt;Interests (Select all that apply):&lt;/label&gt;<text:line-break/> <text:s text:c="3"/>&lt;br/&gt;<text:line-break/> <text:s text:c="3"/>&lt;input type="checkbox" id="int_prog" name="interests[]" value="programming"/&gt;<text:line-break/> <text:s text:c="3"/>&lt;label for="int_prog"&gt;Programming&lt;/label&gt;<text:line-break/><text:line-break/> <text:s text:c="3"/>&lt;input type="checkbox" id="int_design" name="interests[]" value="design"/&gt;<text:line-break/> <text:s text:c="3"/>&lt;label for="int_design"&gt;Design&lt;/label&gt;<text:line-break/><text:line-break/> <text:s text:c="3"/>&lt;input type="checkbox" id="int_data" name="interests[]" value="data_science"/&gt;<text:line-break/> <text:s text:c="3"/>&lt;label for="int_data"&gt;Data Science&lt;/label&gt;<text:line-break/> <text:s/>&lt;/div&gt;<text:line-break/><text:line-break/> <text:s/>&lt;div&gt;<text:line-break/> <text:s text:c="3"/>&lt;label for="notes"&gt;Additional Notes:&lt;/label&gt; &lt;br/&gt;<text:line-break/> <text:s text:c="3"/>&lt;textarea id="notes" name="additional_notes" rows="4" cols="50" maxlength="100"<text:line-break/> <text:s text:c="13"/>placeholder="Enter your notes (max 100 characters)"&gt;&lt;/textarea&gt;<text:line-break/> <text:s/>&lt;/div&gt;<text:line-break/><text:line-break/> <text:s/>&lt;button type="submit"&gt;Register&lt;/button&gt;<text:line-break/> <text:s/>&lt;button type="reset"&gt;Reset&lt;/button&gt;<text:line-break/> <text:s/>&lt;input type="button" value="Learn More"&gt;<text:line-break/>&lt;/form&gt;</text:p>
      <text:p text:style-name="P34"><draw:line text:anchor-type="paragraph" draw:z-index="7" draw:name="Horizontal line 4" draw:style-name="gr1" draw:text-style-name="P35" svg:x1="-0.0366in" svg:y1="0.1429in" svg:x2="7.7236in" svg:y2="0.1429in"><text:p/></draw:line><text:soft-page-break/><text:span text:style-name="Emphasis"><text:span text:style-name="T15">Audio &amp; Video</text:span></text:span></text:p>
      <text:p text:style-name="P36"><text:span text:style-name="Emphasis"><text:span text:style-name="T16">&lt;video controls src="Assets/Drums.mp4"&gt;&lt;/video&gt;</text:span></text:span></text:p>
      <text:p text:style-name="P37"><draw:line text:anchor-type="paragraph" draw:z-index="0" draw:name="Horizontal line 1" draw:style-name="gr2" draw:text-style-name="P38" svg:x1="-0.098in" svg:y1="0.4028in" svg:x2="7.4685in" svg:y2="0.4028in"><text:p/></draw:line>&lt;audio controls src="Assets/Audio.mp3"&gt;&lt;/audio&gt;</text:p>
      <text:p text:style-name="P39"><text:span text:style-name="Emphasis"><text:span text:style-name="T17">HTML Semantics</text:span></text:span><text:span text:style-name="Emphasis"><text:span text:style-name="T18">: وسوم دلالية تصف المحتوى بداخلها</text:span></text:span></text:p>
      <text:p text:style-name="P40"><text:span text:style-name="Emphasis"><text:span text:style-name="T19">تقسم الكود إلى هياكل وظيفية</text:span></text:span></text:p>
      <text:p text:style-name="P41"><text:span text:style-name="Emphasis"><text:span text:style-name="T20">Non-semantic elements like &lt;div&gt; and &lt;span&gt; tells nothing about its content.</text:span></text:span></text:p>
      <text:p text:style-name="P42"><text:span text:style-name="Emphasis"><text:span text:style-name="T21">HTML Semantics: وظيفتها دلالية وليست شكلية</text:span></text:span></text:p>
      <text:p text:style-name="P43"><text:span text:style-name="Emphasis"><text:span text:style-name="T22">تعطي معنى للمطور ولمحرك البحث</text:span></text:span></text:p>
      <text:p text:style-name="P44"><draw:line text:anchor-type="paragraph" draw:z-index="1" draw:name="Horizontal line 2" draw:style-name="gr3" draw:text-style-name="P35" svg:x1="-0.0228in" svg:y1="-0.0047in" svg:x2="7.3843in" svg:y2="-0.0047in"><text:p/></draw:line><text:span text:style-name="Emphasis"><text:span text:style-name="T23">HTML Formatting</text:span></text:span></text:p>
      <text:p text:style-name="P45"><text:span text:style-name="Emphasis"><text:span text:style-name="T23">&lt;</text:span></text:span><text:span text:style-name="Emphasis"><text:span text:style-name="T24">b</text:span></text:span><text:span text:style-name="Emphasis"><text:span text:style-name="T23">&gt;</text:span></text:span><text:span text:style-name="Emphasis"><text:span text:style-name="T24">bold text</text:span></text:span><text:span text:style-name="Emphasis"><text:span text:style-name="T23">&lt;/</text:span></text:span><text:span text:style-name="Emphasis"><text:span text:style-name="T24">b</text:span></text:span><text:span text:style-name="Emphasis"><text:span text:style-name="T23">&gt;</text:span></text:span></text:p>
      <text:p text:style-name="P46"><text:span text:style-name="Emphasis"><text:span text:style-name="T23">&lt;</text:span></text:span><text:span text:style-name="Emphasis"><text:span text:style-name="T25">Strong</text:span></text:span><text:span text:style-name="Emphasis"><text:span text:style-name="T23">&gt;</text:span></text:span><text:span text:style-name="Emphasis"><text:span text:style-name="T25">StrongText</text:span></text:span><text:span text:style-name="Emphasis"><text:span text:style-name="T23">&lt;/</text:span></text:span><text:span text:style-name="Emphasis"><text:span text:style-name="T25">Strong</text:span></text:span><text:span text:style-name="Emphasis"><text:span text:style-name="T23">&gt;</text:span></text:span></text:p>
      <text:p text:style-name="P47"><text:span text:style-name="Emphasis"><text:span text:style-name="T25">&lt;p&gt;I am &lt;em&gt;Ahmed&lt;/em&gt;&lt;/p&gt;</text:span></text:span></text:p>
      <text:p text:style-name="P47"><text:span text:style-name="Emphasis"><text:span text:style-name="T25">&lt;p&gt;I am &lt;i&gt;Ahmed&lt;/i&gt;&lt;/p&gt;</text:span></text:span></text:p>
      <text:p text:style-name="P47"><text:span text:style-name="Emphasis"><text:span text:style-name="T25">italic = emphasis = خط مائل للتشديد والتركيز</text:span></text:span></text:p>
      <text:p text:style-name="P47"><text:span text:style-name="Emphasis"><text:span text:style-name="T25">&lt;small&gt;Hello&lt;/small&gt;</text:span></text:span></text:p>
      <text:p text:style-name="Standard"><text:span text:style-name="Emphasis"><text:span text:style-name="T26">&lt;p&gt;100$ - &lt;del&gt;200$&lt;/del&gt;&lt;/p&gt;</text:span></text:span></text:p>
      <text:p text:style-name="Standard"><text:span text:style-name="Emphasis"><text:span text:style-name="T27">&lt;ins&gt;Inserted Text&lt;/ins&gt;</text:span></text:span></text:p>
      <text:p text:style-name="Standard">&lt;!--نص مدرج <text:span text:style-name="T28">تحته خط</text:span>--&gt;</text:p>
      <text:p text:style-name="Standard">&lt;p&gt;X&lt;sub&gt;2&lt;/sub&gt;&lt;/p&gt;</text:p>
      <text:p text:style-name="Standard"><text:soft-page-break/>&lt;p&gt;X&lt;sup&gt;2&lt;/sup&gt;&lt;/p&gt;</text:p>
      <text:p text:style-name="P48">&lt;p&gt;Hello in this &lt;mark&gt;<text:span text:style-name="T29">course</text:span>&lt;/mark&gt;&lt;/p&gt;</text:p>
      <text:p text:style-name="Standard"><text:span text:style-name="T30">&lt;p&gt;My Quote: &lt;q&gt;</text:span><text:span text:style-name="T31">”</text:span><text:span text:style-name="T30">Don't be afraid</text:span><text:span text:style-name="T32">”</text:span><text:span text:style-name="T30">&lt;/q&gt;&lt;/p&gt;</text:span></text:p>
      <text:p text:style-name="P49">&lt;abbr title="Hyper Text Markup <text:span text:style-name="T33">Language”</text:span>&gt;<text:span text:style-name="T34">HTML</text:span>&lt;/abbr&gt;</text:p>
      <text:p text:style-name="P50">abbr = abbreviation (اختصار)</text:p>
      <text:p text:style-name="P51">&lt;nav&gt; &lt;/nav&gt; (semantic tag)</text:p>
      <text:p text:style-name="P52">يحتوى على روابط التنقل بين الأقسام يفهمه <text:span text:style-name="T35">محرك</text:span> البحث والمطور ويسهل إمكانية الوصول.</text:p>
      <text:p text:style-name="P53">&lt;header&gt;Site Logo &amp; Title&lt;/header&gt; (semantic tag)</text:p>
      <text:p text:style-name="P54"><text:span text:style-name="Emphasis"><text:span text:style-name="T36">ده الرأس بتاع ال body.</text:span></text:span></text:p>
      <text:p text:style-name="خط_20_سفلي"><text:span text:style-name="Emphasis"><text:span text:style-name="T37">&lt;section&gt;قسم لمحتوى مترابط&lt;/section&gt;</text:span></text:span></text:p>
      <text:p text:style-name="P55">&lt;table&gt;</text:p>
      <text:p text:style-name="P55">&lt;tr&gt;</text:p>
      <text:p text:style-name="P55">&lt;th&gt;Name&lt;/th&gt;</text:p>
      <text:p text:style-name="P55">&lt;th&gt;Email&lt;/th&gt;</text:p>
      <text:p text:style-name="P55">&lt;th&gt;Phone&lt;/th&gt;</text:p>
      <text:p text:style-name="P55">&lt;/tr&gt;</text:p>
      <text:p text:style-name="P55">&lt;tr&gt;</text:p>
      <text:p text:style-name="P55">&lt;td&gt;Ahmed Saif&lt;/td&gt;</text:p>
      <text:p text:style-name="P55">&lt;td&gt;Saif@gmail.com&lt;/td&gt;</text:p>
      <text:p text:style-name="P55">&lt;td&gt;01045646546&lt;/td&gt;</text:p>
      <text:p text:style-name="P55"><text:soft-page-break/>&lt;/tr&gt;</text:p>
      <text:p text:style-name="P55">&lt;tr&gt;</text:p>
      <text:p text:style-name="P55">&lt;td&gt;Mhmd Saif&lt;/td&gt;</text:p>
      <text:p text:style-name="P55">&lt;td&gt;Mhmd@gmail.com&lt;/td&gt;</text:p>
      <text:p text:style-name="P55">&lt;td&gt;01089521456&lt;/td&gt;</text:p>
      <text:p text:style-name="P55">&lt;/tr&gt;</text:p>
      <text:p text:style-name="P55">&lt;/table&gt;</text:p>
      <text:p text:style-name="P55"><text:span text:style-name="T38">&lt;</text:span><text:span text:style-name="T39">tr&gt;&lt;/tr&gt; stands for table row</text:span><text:span text:style-name="T40"> </text:span></text:p>
      <text:p text:style-name="P56">&lt;<text:span text:style-name="T40">td</text:span>&gt;&lt;/<text:span text:style-name="T40">td</text:span>&gt;<text:span text:style-name="T40">stands for table data</text:span></text:p>
      <text:p text:style-name="P57">&lt;th&gt;&lt;/th&gt;stands for table header</text:p>
      <text:p text:style-name="P58"><draw:line text:anchor-type="paragraph" draw:z-index="2" draw:name="Horizontal line 5" draw:style-name="gr4" draw:text-style-name="P59" svg:x1="-0.1992in" svg:y1="-0.0161in" svg:x2="7.7827in" svg:y2="-0.0161in"><text:p/></draw:line><text:span text:style-name="Emphasis"><text:span text:style-name="T41">CSS</text:span></text:span></text:p>
      <text:p text:style-name="P60"><text:span text:style-name="Emphasis"><text:span text:style-name="T42">CSS: Cascading Style Sheets</text:span></text:span></text:p>
      <text:p text:style-name="P61"><text:span text:style-name="Emphasis"><text:span text:style-name="T42">أوراق التنسيق المتتالية</text:span></text:span></text:p>
      <text:p text:style-name="Standard"><text:span text:style-name="Emphasis"><text:span text:style-name="T37">CSS is the language we use to style an HTML document.</text:span></text:span></text:p>
      <text:p text:style-name="P62"><text:span text:style-name="Emphasis"><text:span text:style-name="T43">Best way to connect CSS with HTML:</text:span></text:span></text:p>
      <text:p text:style-name="P62"><text:span text:style-name="Emphasis"><text:span text:style-name="T44">External Style Sheet: style.css</text:span></text:span></text:p>
      <text:p text:style-name="P62"><text:span text:style-name="Emphasis"><text:span text:style-name="T43">we use the &lt;link&gt; tag inside the &lt;head&gt; tag of html.</text:span></text:span></text:p>
      <text:p text:style-name="P62"><text:span text:style-name="Emphasis"><text:span text:style-name="T43">&lt;link rel="stylesheet" href="style.css"&gt;</text:span></text:span></text:p>
      <text:p text:style-name="P62"><text:span text:style-name="Emphasis"><text:span text:style-name="T44">Internal Style Sheet</text:span></text:span></text:p>
      <text:p text:style-name="P63"><text:soft-page-break/><text:span text:style-name="Emphasis"><text:span text:style-name="T45">طريقة أخرى لما تكون عايز تنسيق مختلف لصفحة محددة.</text:span></text:span></text:p>
      <text:p text:style-name="P64"><text:span text:style-name="Emphasis"><text:span text:style-name="T45">We write CSS code inside HTML file</text:span></text:span></text:p>
      <text:p text:style-name="P64"><text:span text:style-name="Emphasis"><text:span text:style-name="T45">&lt;head&gt;</text:span></text:span></text:p>
      <text:p text:style-name="P64"><text:span text:style-name="Emphasis"><text:span text:style-name="T45">&lt;style&gt;CSSCode&lt;/style&gt;</text:span></text:span></text:p>
      <text:p text:style-name="P65"><text:span text:style-name="Emphasis"><text:span text:style-name="T45">&lt;/head&gt;</text:span></text:span></text:p>
      <text:p text:style-name="P66"><draw:line text:anchor-type="paragraph" draw:z-index="3" draw:name="Horizontal line 6" draw:style-name="gr5" draw:text-style-name="P35" svg:x1="-0.1299in" svg:y1="-0.0646in" svg:x2="7.6299in" svg:y2="-0.0646in"><text:p/></draw:line><text:span text:style-name="Emphasis"><text:span text:style-name="T46">Comment in CSS:</text:span></text:span></text:p>
      <text:p text:style-name="P67"><text:span text:style-name="Emphasis"><text:span text:style-name="T46">/*...*/</text:span></text:span></text:p>
      <text:p text:style-name="P68"><draw:line text:anchor-type="paragraph" draw:z-index="4" draw:name="Horizontal line 7" draw:style-name="gr5" draw:text-style-name="P35" svg:x1="-0.1299in" svg:y1="-0.0646in" svg:x2="7.6299in" svg:y2="-0.0646in"><text:p/></draw:line><text:span text:style-name="Emphasis"><text:span text:style-name="T46">Basic Syntax of CSS:</text:span></text:span></text:p>
      <text:p text:style-name="P69"><text:span text:style-name="Emphasis"><text:span text:style-name="T46">selector {property: value;}</text:span></text:span></text:p>
      <text:p text:style-name="P70"><text:span text:style-name="Emphasis"><text:span text:style-name="T47">selector: المحدد</text:span></text:span></text:p>
      <text:p text:style-name="P71"><text:span text:style-name="Emphasis"><text:span text:style-name="T47">يعني عنصر HTML الذي ستطبق عليه الخاصية.</text:span></text:span></text:p>
      <text:p text:style-name="P72"><text:span text:style-name="Emphasis"><text:span text:style-name="T48">&lt;style&gt;</text:span></text:span></text:p>
      <text:p text:style-name="P73">h1 {</text:p>
      <text:p text:style-name="P73">color: blueviolet;</text:p>
      <text:p text:style-name="P73">}</text:p>
      <text:p text:style-name="P73">p {</text:p>
      <text:p text:style-name="P73">color: rgb(13, 51, 187);</text:p>
      <text:p text:style-name="P73">font-size: larger;</text:p>
      <text:p text:style-name="P73">}</text:p>
      <text:p text:style-name="P73">&lt;/style&gt;</text:p>
      <text:p text:style-name="P74">style.css content example</text:p>
      <text:p text:style-name="P75"><text:soft-page-break/>h2 {</text:p>
      <text:p text:style-name="P75">color: chocolate;</text:p>
      <text:p text:style-name="P75">font-style: italic;</text:p>
      <text:p text:style-name="P75">}</text:p>
      <text:p text:style-name="P76">Link in html file &lt;head&gt;:</text:p>
      <text:p text:style-name="Standard">&lt;link rel="stylesheet" href="style.css" /&gt;</text:p>
      <text:p text:style-name="P76">self-closing tag </text:p>
      <text:p text:style-name="P76">rel: relationship نوع العلاقة ملف نمط</text:p>
      <text:p text:style-name="P77">href: <text:span text:style-name="T49">H</text:span>ypertext reference مسار الملف</text:p>
      <text:p text:style-name="P78"><draw:line text:anchor-type="paragraph" draw:z-index="5" draw:name="Horizontal line 3" draw:style-name="gr5" draw:text-style-name="P35" svg:x1="-0.0744in" svg:y1="-0.0602in" svg:x2="7.6854in" svg:y2="-0.0602in"><text:p/></draw:line>Colors</text:p>
      <text:p text:style-name="P79">Color: </text:p>
      <text:list text:style-name="L1">
        <text:list-item>
          <text:p text:style-name="P80">rgb <text:span text:style-name="T50">red – green – blue (intensity of each color from 0 to 255) </text:span><text:span text:style-name="T51">color: </text:span><text:span text:style-name="T50">rgb(</text:span><text:span text:style-name="T51">255, 0, 0</text:span><text:span text:style-name="T50">)</text:span></text:p>
        </text:list-item>
        <text:list-item>
          <text:p text:style-name="P81"><text:span text:style-name="T52">hex </text:span><text:span text:style-name="T53">color: #ff0000;</text:span></text:p>
        </text:list-item>
        <text:list-item>
          <text:p text:style-name="P81"><text:span text:style-name="T52">name </text:span><text:span text:style-name="T54">color: chocolate;</text:span></text:p>
        </text:list-item>
      </text:list>
      <text:p text:style-name="P82"><text:span text:style-name="Emphasis"><text:span text:style-name="T55">hexadecimal form: #rrggbb (00:ff)=(0:255)</text:span></text:span></text:p>
      <text:p text:style-name="P83"><text:span text:style-name="Emphasis"><text:span text:style-name="T56">color: rgba(255, 0, 0, 0.5)</text:span></text:span></text:p>
      <text:p text:style-name="P83"><text:span text:style-name="Emphasis"><text:span text:style-name="T57">a: alpha = transparency (0.5 = 50%)</text:span></text:span></text:p>
      <text:p text:style-name="P84"><text:span text:style-name="Emphasis"><text:span text:style-name="T58">HSL: hue – saturation – lightness</text:span></text:span></text:p>
      <text:p text:style-name="P84"><text:span text:style-name="Emphasis"><text:span text:style-name="T58">(0:360 ColorWheel – 0:100% - 0:100%)</text:span></text:span></text:p>
      <text:p text:style-name="P85"><draw:line text:anchor-type="paragraph" draw:z-index="6" draw:name="Horizontal line 8" draw:style-name="gr6" draw:text-style-name="P35" svg:x1="-0.039in" svg:y1="0.5543in" svg:x2="7.4984in" svg:y2="0.5543in"><text:p/></draw:line><text:soft-page-break/><text:span text:style-name="Emphasis"><text:span text:style-name="T59">background-color: teal; </text:span></text:span><text:span text:style-name="Emphasis"><text:span text:style-name="T60">لون خلفية العنصر</text:span></text:span></text:p>
      <text:p text:style-name="P86"><text:span text:style-name="Emphasis"><text:span text:style-name="T61">Units</text:span></text:span></text:p>
      <text:p text:style-name="P87"><text:span text:style-name="Emphasis"><text:span text:style-name="T62">Absolute </text:span></text:span><text:span text:style-name="Emphasis"><text:span text:style-name="T63">Length</text:span></text:span><text:span text:style-name="Emphasis"><text:span text:style-name="T62"> – Relative Length</text:span></text:span></text:p>
      <text:p text:style-name="P88"><text:span text:style-name="Emphasis"><text:span text:style-name="T62">Absolute: cm – </text:span></text:span><text:span text:style-name="Emphasis"><text:span text:style-name="T64">mm – in – px </text:span></text:span></text:p>
      <text:p text:style-name="Standard"><text:span text:style-name="Emphasis"><text:span text:style-name="T37">div {</text:span></text:span></text:p>
      <text:p text:style-name="P89">background-color: red;</text:p>
      <text:p text:style-name="P89"><text:span text:style-name="T28">width</text:span>: 500px;</text:p>
      <text:p text:style-name="P89"><text:span text:style-name="T28">height</text:span>: 500px;</text:p>
      <text:p text:style-name="P89">}</text:p>
      <text:p text:style-name="P90">Relative:</text:p>
      <text:p text:style-name="P91">%: relative to the parent elements</text:p>
      <text:p text:style-name="P92">section { <text:s text:c="2"/>/<text:span text:style-name="T65">* CSS File */</text:span></text:p>
      <text:p text:style-name="P92">width: 1000px;</text:p>
      <text:p text:style-name="P92">height: 1000px;</text:p>
      <text:p text:style-name="P92">background-color: aqua;</text:p>
      <text:p text:style-name="P92">}</text:p>
      <text:p text:style-name="P92">div {</text:p>
      <text:p text:style-name="P92">background-color: red;</text:p>
      <text:p text:style-name="P92">width: 100%;</text:p>
      <text:p text:style-name="P92">height: 100%;</text:p>
      <text:p text:style-name="P92">}</text:p>
      <text:p text:style-name="P92">&lt;section&gt; &lt;!--<text:span text:style-name="T65">HTML File</text:span>--&gt;</text:p>
      <text:p text:style-name="P92"><text:soft-page-break/>&lt;div&gt;&lt;/div&gt;</text:p>
      <text:p text:style-name="P92">&lt;/section&gt;</text:p>
      <text:p text:style-name="P93">الابن بيغطي على الأب يعني div covers section</text:p>
      <text:p text:style-name="P94">em = font-size of the parent</text:p>
      <text:p text:style-name="P94">font-size: 2<text:span text:style-name="T66">e</text:span>m; (ضعف خط الأب)</text:p>
      <text:p text:style-name="P95">rem: root em (relative to the root element &lt;html&gt;)</text:p>
      <text:p text:style-name="P96">font-size: 2rem; (&lt;html&gt;خط العنصر ضعف خط)</text:p>
      <text:p text:style-name="P97">حجم الخط الافتراضي في المتصفح: 16px</text:p>
      <text:p text:style-name="P98">rem is the best practice</text:p>
      <text:p text:style-name="P99">عشان بتحل مشكلة التراكم أو التضاعف المتكرر</text:p>
      <text:p text:style-name="P100">vw: viewport <text:span text:style-name="T67">المساحة المرئية من شاشة المتصفح</text:span></text:p>
      <text:p text:style-name="P101">width: 100vw; (100% عرض الشاشة)</text:p>
      <text:p text:style-name="خط_20_سفلي">height: 100vh; (100% ارتفاع الشاشة)</text:p>
      <text:p text:style-name="P102"><text:span text:style-name="Emphasis"><text:span text:style-name="T68">Typography</text:span></text:span></text:p>
      <text:p text:style-name="P103"><text:span text:style-name="Emphasis"><text:span text:style-name="T69">font-family: sans-serif;</text:span></text:span></text:p>
      <text:p text:style-name="Standard"><text:span text:style-name="Emphasis"><text:span text:style-name="T37">font-family: "Segoe UI", sans-serif;</text:span></text:span></text:p>
      <text:p text:style-name="P104"><text:span text:style-name="Emphasis"><text:span text:style-name="T70">اسم الخط يوضع في علامة التنصيص لو أكتر من كلمة بيشوف الأول لو مش موجود اللي بعده وفي الآخر اسم عائلة الخطوط يشوف خط منها</text:span></text:span></text:p>
      <text:p text:style-name="P105"><text:span text:style-name="Emphasis"><text:span text:style-name="T37">text-transform: uppercase;</text:span></text:span></text:p>
      <text:p text:style-name="P105"><text:soft-page-break/><text:span text:style-name="Emphasis"><text:span text:style-name="T37">text-transform: </text:span></text:span><text:span text:style-name="Emphasis"><text:span text:style-name="T71">lower</text:span></text:span><text:span text:style-name="Emphasis"><text:span text:style-name="T37">case;</text:span></text:span></text:p>
      <text:p text:style-name="P105"><text:span text:style-name="Emphasis"><text:span text:style-name="T37">text-transform: </text:span></text:span><text:span text:style-name="Emphasis"><text:span text:style-name="T71">capitalize</text:span></text:span><text:span text:style-name="Emphasis"><text:span text:style-name="T37">; </text:span></text:span><text:span text:style-name="Emphasis"><text:span text:style-name="T72">(أول حرف من كل كلمة)</text:span></text:span></text:p>
      <text:p text:style-name="Standard"><text:span text:style-name="Emphasis"><text:span text:style-name="T73">p {</text:span></text:span></text:p>
      <text:p text:style-name="P106">font-family: sans-serif;</text:p>
      <text:p text:style-name="P106">font-size: 50px;</text:p>
      <text:p text:style-name="P106">line-height: 100px;</text:p>
      <text:p text:style-name="P106">letter-spacing: 25px;</text:p>
      <text:p text:style-name="P106">word-spacing: 20px;</text:p>
      <text:p text:style-name="P106">text-align: center;</text:p>
      <text:p text:style-name="P106">text-decoration: line-through;</text:p>
      <text:p text:style-name="P106">cursor: pointer;</text:p>
      <text:p text:style-name="P106">font-weight: bolder;</text:p>
      <text:p text:style-name="P106">font-style: italic;</text:p>
      <text:p text:style-name="P106">}</text:p>
      <text:p text:style-name="P107"><text:span text:style-name="Emphasis"><text:span text:style-name="T74">How to import a font from google:</text:span></text:span></text:p>
      <text:p text:style-name="Standard"><text:span text:style-name="Emphasis"><text:span text:style-name="T75">@import url("https://fonts.googleapis.com/css2?family=Momo+Signature&amp;display=swap");</text:span></text:span></text:p>
      <text:p text:style-name="P108">/<text:span text:style-name="T76">* style.css file */</text:span></text:p>
      <text:p text:style-name="P108">h1 {</text:p>
      <text:p text:style-name="P108">font-family: "Momo Signature", cursive;</text:p>
      <text:p text:style-name="P108">font-weight: normal;</text:p>
      <text:p text:style-name="P108">font-style: italic;</text:p>
      <text:p text:style-name="P108">}</text:p>
      <text:p text:style-name="P109"><text:soft-page-break/><text:span text:style-name="Emphasis"><text:span text:style-name="T77">You can create fonts folder inside project then download a font and import it from folder:</text:span></text:span></text:p>
      <text:p text:style-name="Standard"><text:span text:style-name="Emphasis"><text:span text:style-name="T75">@font-face {</text:span></text:span></text:p>
      <text:p text:style-name="P108">font-family: "Impact";</text:p>
      <text:p text:style-name="P108">src: url("fonts/Impact.ttf") format("truetype");</text:p>
      <text:p text:style-name="P108">}</text:p>
      <text:p text:style-name="P108">/* style.css file */</text:p>
      <text:p text:style-name="P108">h1 {</text:p>
      <text:p text:style-name="P108">font-family: Impact;</text:p>
      <text:p text:style-name="P108">font-size: 100px;</text:p>
      <text:p text:style-name="P108">font-style: normal;</text:p>
      <text:p text:style-name="خط_20_سفلي">}</text:p>
      <text:p text:style-name="P110"><text:span text:style-name="Emphasis"><text:span text:style-name="T68">Box</text:span></text:span></text:p>
      <text:p text:style-name="P111">Everything on the website is made up of a box and the box is made up of four things:</text:p>
      <text:list text:style-name="L2">
        <text:list-item>
          <text:p text:style-name="P112">content – المحتوى</text:p>
        </text:list-item>
        <text:list-item>
          <text:p text:style-name="P112">padding – الهامش الداخلي</text:p>
        </text:list-item>
        <text:list-item>
          <text:p text:style-name="P112">border – الإطار</text:p>
        </text:list-item>
        <text:list-item>
          <text:p text:style-name="P112">margin – الهامش الخارجي</text:p>
        </text:list-item>
      </text:list>
      <text:p text:style-name="P113">inspect واستكشف</text:p>
      <text:p text:style-name="P114">div {</text:p>
      <text:p text:style-name="P114">/* border-width: 5px;</text:p>
      <text:p text:style-name="P114"><text:soft-page-break/>border-style: solid;</text:p>
      <text:p text:style-name="P114">border-color: red; */</text:p>
      <text:p text:style-name="P114">/* border: 10px dotted teal; */</text:p>
      <text:p text:style-name="P114">border-top: 2px solid black;</text:p>
      <text:p text:style-name="P114">border-bottom: 2px solid fuchsia;</text:p>
      <text:p text:style-name="P114">}</text:p>
      <text:p text:style-name="P115">-------------------------------------------------------------</text:p>
      <text:p text:style-name="P114">div {</text:p>
      <text:p text:style-name="P114">border: 7px solid red;</text:p>
      <text:p text:style-name="P114">/* padding: 50px; */</text:p>
      <text:p text:style-name="P114">/* padding-top: 50px;</text:p>
      <text:p text:style-name="P114">text-align: right; */</text:p>
      <text:p text:style-name="P114">padding: 25px 50px;</text:p>
      <text:p text:style-name="P114">/* first value for top and bottom</text:p>
      <text:p text:style-name="P114">second value for left and right */</text:p>
      <text:p text:style-name="P114">}</text:p>
      <text:p text:style-name="P116">-------------------------------------------------------------</text:p>
      <text:p text:style-name="P114">div {</text:p>
      <text:p text:style-name="P114">border: 7px solid red;</text:p>
      <text:p text:style-name="P114">/* margin-top: 20px;</text:p>
      <text:p text:style-name="P114">margin-left: 20px; */</text:p>
      <text:p text:style-name="P114"><text:soft-page-break/>/* margin: 50px; */</text:p>
      <text:p text:style-name="P114">margin: 20px 50px;</text:p>
      <text:p text:style-name="P114">}</text:p>
      <text:p text:style-name="P116">-------------------------------------------------------------</text:p>
      <text:p text:style-name="P110"><text:span text:style-name="Emphasis"><text:span text:style-name="T68">BACKGROUND</text:span></text:span></text:p>
      <text:p text:style-name="P114">* { <text:s/>/* (*{properties}) means select all */</text:p>
      <text:p text:style-name="P114">margin: 0;</text:p>
      <text:p text:style-name="P114">}</text:p>
      <text:p text:style-name="P114">div {</text:p>
      <text:p text:style-name="P114">height: 100vh;</text:p>
      <text:p text:style-name="P114">background-color: aquamarine;</text:p>
      <text:p text:style-name="P114">}</text:p>
      <text:p text:style-name="P117">-------------------------------------------------------------</text:p>
      <text:p text:style-name="P114">div {</text:p>
      <text:p text:style-name="P114">height: 100vh;</text:p>
      <text:p text:style-name="P114">background-image: url("");</text:p>
      <text:p text:style-name="P114">background-repeat: no-repeat;</text:p>
      <text:p text:style-name="P114">background-size: cover;</text:p>
      <text:p text:style-name="P114">background-position: top;</text:p>
      <text:p text:style-name="P114">background-attachment: fixed;</text:p>
      <text:p text:style-name="P114">}</text:p>
      <text:p text:style-name="P114"><text:soft-page-break/>div {</text:p>
      <text:p text:style-name="P114">height: 98vh; /* div content is empty so height: 0 auto */</text:p>
      <text:p text:style-name="P114">/* background-image: linear-gradient(blue, green); */</text:p>
      <text:p text:style-name="P114">/* background-image: radial-gradient(yellow, orange); */</text:p>
      <text:p text:style-name="P114">background-image: linear-gradient(to right, blue, green, red);</text:p>
      <text:p text:style-name="P114">background-size: cover;</text:p>
      <text:p text:style-name="P114">}</text:p>
      <text:p text:style-name="P118">div {</text:p>
      <text:p text:style-name="P118">/* div content is empty so height: 0 auto */</text:p>
      <text:p text:style-name="P118">/* background-image: linear-gradient(blue, green); */</text:p>
      <text:p text:style-name="P118">/* background-image: radial-gradient(yellow, orange); */</text:p>
      <text:p text:style-name="P118">background-image: linear-gradient(</text:p>
      <text:p text:style-name="P118">to bottom,</text:p>
      <text:p text:style-name="P118">rgba(58, 58, 211, 0.4),</text:p>
      <text:p text:style-name="P118">rgba(108, 238, 108, 0.3),</text:p>
      <text:p text:style-name="P118">rgba(229, 66, 66, 0.9)</text:p>
      <text:p text:style-name="P118"><text:soft-page-break/>),</text:p>
      <text:p text:style-name="P118">url("https://images.unsplash.com/photo-1761839257469-96c78a7c2dd3?q=80&amp;w=1169&amp;auto=format&amp;fit=crop&amp;ixlib=rb-4.1.0&amp;ixid=M3wxMjA3fDF8MHxwaG90by1wYWdlfHx8fGVufDB8fHx8fA%3D%3D");</text:p>
      <text:p text:style-name="P118">height: 98vh;</text:p>
      <text:p text:style-name="P118">background-size: cover;</text:p>
      <text:p text:style-name="P118">}</text:p>
      <text:p text:style-name="P119">-------------------------------------------------------------</text:p>
      <text:p text:style-name="P114">filter: blur(7px) brightness(70%) contrast(125%);</text:p>
      <text:p text:style-name="P48">filter: grayscale(90%);</text:p>
      <text:p text:style-name="Standard">filter: saturate(50%);</text:p>
      <text:p text:style-name="Standard">filter: opacity(75%);</text:p>
      <text:p text:style-name="P120">-------------------------------------------------------------</text:p>
      <text:p text:style-name="P34"><text:a xlink:type="simple" xlink:href="https://webgradients.com/" text:style-name="Internet_20_link" text:visited-style-name="Visited_20_Internet_20_Link"><text:span text:style-name="T78">Gradient Website</text:span></text:a></text:p>
      <text:p text:style-name="P121">background-image: linear-gradient(to top, #a18cd1 20%, #fbc2eb 50%);</text:p>
      <text:p text:style-name="P122">النسبة بتعبر عن المساحة اللي اللون بيغطيها من الشاشة يعني:</text:p>
      <text:list text:style-name="L3">
        <text:list-item>
          <text:p text:style-name="P123"><text:span text:style-name="T79">مرحلة الثبات الأولى </text:span><text:span text:style-name="T80">(0% - 20%):</text:span><text:span text:style-name="T81"> المتصفح بيبدأ باللون البنفسجي (ab18cd#) وبيفضل "محتفظ" بيه زي ما هو (Solid Color) لحد ما يوصل لخط الـ 20%.</text:span></text:p>
        </text:list-item>
        <text:list-item>
          <text:p text:style-name="P124"><text:soft-page-break/><text:span text:style-name="T82">مرحلة التدرج </text:span><text:span text:style-name="T83">(20% - 50%):</text:span> دي الـ "Mixing Zone" (منطقة الخلط). هنا المتصفح بيبدأ يغير اللون تدريجيًا بنعومة من البنفسجي للوردي في مسافة الـ 30% دي.</text:p>
        </text:list-item>
        <text:list-item>
          <text:p text:style-name="P125"><text:span text:style-name="T79">مرحلة الثبات الثانية </text:span><text:span text:style-name="T80">(50% - 100%):</text:span><text:span text:style-name="T81"> بمجرد ما يوصل لـ 50% ويوصل للون الوردي (</text:span><text:span text:style-name="T84">f</text:span><text:span text:style-name="T85">bc2eb#</text:span><text:span text:style-name="T81">) بالكامل، بيكمل باقي الشاشة بنفس اللون ده لحد الآخر. <text:s/></text:span></text:p>
        </text:list-item>
      </text:list>
      <text:p text:style-name="P110"><text:span text:style-name="Emphasis"><text:span text:style-name="T68">Selectors</text:span></text:span></text:p>
      <text:p text:style-name="P126">We have seen <text:span text:style-name="T86">selectors </text:span>div {}, h1 {} and p {}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7"><text:span text:style-name="Strong_20_Emphasis"><text:span text:style-name="T87">الميزة</text:span></text:span></text:p>
            </table:table-cell>
            <table:table-cell table:style-name="Table1.A1" office:value-type="string">
              <text:p text:style-name="P128"><text:span text:style-name="Strong_20_Emphasis"><text:span text:style-name="T87">id (الرقم القومي)</text:span></text:span></text:p>
            </table:table-cell>
            <table:table-cell table:style-name="Table1.C1" office:value-type="string">
              <text:p text:style-name="P128"><text:span text:style-name="Strong_20_Emphasis"><text:span text:style-name="T87">class (اسم العائلة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29">التكرار</text:p>
          </table:table-cell>
          <table:table-cell table:style-name="Table1.A2" office:value-type="string">
            <text:p text:style-name="P130"><text:span text:style-name="T88">لازم يكون مميز</text:span> (واحد بس في الصفحة كلها).</text:p>
          </table:table-cell>
          <table:table-cell table:style-name="Table1.C2" office:value-type="string">
            <text:p text:style-name="P130"><text:span text:style-name="T88">عادي يتكرر</text:span> (ممكن 100 عنصر ياخدوه).</text:p>
          </table:table-cell>
        </table:table-row>
        <table:table-row>
          <table:table-cell table:style-name="Table1.A2" office:value-type="string">
            <text:p text:style-name="P129">الاستخدا<text:span text:style-name="T89">م</text:span></text:p>
          </table:table-cell>
          <table:table-cell table:style-name="Table1.A2" office:value-type="string">
            <text:p text:style-name="P130">بيستخدم لعنصر واحد فريد (زي الهيدر الرئيسي) أو عشان الـ JavaScript.</text:p>
          </table:table-cell>
          <table:table-cell table:style-name="Table1.C2" office:value-type="string">
            <text:p text:style-name="P130">بيستخدم لتجميع عناصر لها نفس الشكل (زي الأزرار).</text:p>
          </table:table-cell>
        </table:table-row>
        <table:table-row table:style-name="Table1.4">
          <table:table-cell table:style-name="Table1.A2" office:value-type="string">
            <text:p text:style-name="P131">الرمز في CSS</text:p>
          </table:table-cell>
          <table:table-cell table:style-name="Table1.A2" office:value-type="string">
            <text:p text:style-name="P128"><text:span text:style-name="Source_20_Text"><text:span text:style-name="T90">#</text:span></text:span><text:span text:style-name="T91"> (هاش)</text:span></text:p>
          </table:table-cell>
          <table:table-cell table:style-name="Table1.C2" office:value-type="string">
            <text:p text:style-name="P128"><text:span text:style-name="Source_20_Text"><text:span text:style-name="T90">.</text:span></text:span><text:span text:style-name="T91"> (نقطة)</text:span></text:p>
          </table:table-cell>
        </table:table-row>
      </table:table>
      <text:p text:style-name="P132">* select all</text:p>
      <text:p text:style-name="Standard">&lt;body&gt; &lt;!--<text:span text:style-name="T92">HTML File--&gt;</text:span></text:p>
      <text:p text:style-name="Standard">&lt;h1 class="head"&gt;Head One&lt;/h1&gt;</text:p>
      <text:p text:style-name="Standard">&lt;h2 class="head"&gt;Head Two&lt;/h2&gt;</text:p>
      <text:p text:style-name="Standard">&lt;h3 class="head"&gt;Head Three&lt;/h3&gt;</text:p>
      <text:p text:style-name="Standard">&lt;/body&gt;</text:p>
      <text:p text:style-name="Standard"><text:soft-page-break/>.head { <text:s/>/* CSS */</text:p>
      <text:p text:style-name="Standard">font-size: 2em;</text:p>
      <text:p text:style-name="Standard">}</text:p>
      <text:p text:style-name="P133">-----------------------------------------------------------</text:p>
      <text:p text:style-name="Standard">&lt;!--HTML File--&gt;</text:p>
      <text:p text:style-name="Standard">&lt;body&gt;</text:p>
      <text:p text:style-name="Standard">&lt;h1 id="one"&gt;Head One&lt;/h1&gt;</text:p>
      <text:p text:style-name="Standard">&lt;h2 id="two"&gt;Head Two&lt;/h2&gt;</text:p>
      <text:p text:style-name="Standard">&lt;/body&gt;</text:p>
      <text:p text:style-name="Standard">#one {</text:p>
      <text:p text:style-name="Standard">/* CSS */</text:p>
      <text:p text:style-name="Standard">color: blue;</text:p>
      <text:p text:style-name="Standard">}</text:p>
      <text:p text:style-name="Standard">#two {</text:p>
      <text:p text:style-name="Standard">color: bisque;</text:p>
      <text:p text:style-name="Standard">}</text:p>
      <text:p text:style-name="P134">-----------------------------------------------------------</text:p>
      <text:p text:style-name="Standard">&lt;h1 id="priority"&gt;Hello&lt;/h1&gt;</text:p>
      <text:p text:style-name="P135">h1 {</text:p>
      <text:p text:style-name="P135">font-size: 5px;</text:p>
      <text:p text:style-name="P135"><text:soft-page-break/>}</text:p>
      <text:p text:style-name="P135">#priority {</text:p>
      <text:p text:style-name="P135">font-size: 200px;</text:p>
      <text:p text:style-name="P135">color: blueviolet;</text:p>
      <text:p text:style-name="P135">}</text:p>
      <text:p text:style-name="P136">id له أولوية عن ال class وال class له أولوية عن ال tag العادي</text:p>
      <text:p text:style-name="P137">-----------------------------------------------------------</text:p>
      <text:p text:style-name="Standard">&lt;!--HTML File--&gt;</text:p>
      <text:p text:style-name="Standard">&lt;body&gt;</text:p>
      <text:p text:style-name="Standard">&lt;main&gt;</text:p>
      <text:p text:style-name="Standard">Main Container</text:p>
      <text:p text:style-name="Standard">&lt;section&gt;Section of related content&lt;/section&gt;</text:p>
      <text:p text:style-name="Standard">&lt;br /&gt;</text:p>
      <text:p text:style-name="Standard">&lt;article&gt;Independent Article can be moved anywhere&lt;/article&gt;</text:p>
      <text:p text:style-name="Standard">&lt;/main&gt;</text:p>
      <text:p text:style-name="Standard">&lt;/body&gt;</text:p>
      <text:p text:style-name="Standard">/* main { <text:span text:style-name="T93">/* Everything inside main</text:span><text:span text:style-name="T94">*/</text:span></text:p>
      <text:p text:style-name="Standard">border: 5px solid red;</text:p>
      <text:p text:style-name="Standard"><text:soft-page-break/>} */</text:p>
      <text:p text:style-name="Standard">main * { <text:span text:style-name="T93">/* All tags inside main */</text:span></text:p>
      <text:p text:style-name="Standard">border: 5px solid brown;</text:p>
      <text:p text:style-name="P138">}</text:p>
      <text:p text:style-name="P139">-----------------------------------------------------------</text:p>
      <text:p text:style-name="P140">&lt;!--HTML File--&gt;</text:p>
      <text:p text:style-name="P140">&lt;body&gt;</text:p>
      <text:p text:style-name="P140">&lt;div&gt;</text:p>
      <text:p text:style-name="P140">&lt;p&gt;Hello&lt;/p&gt;</text:p>
      <text:p text:style-name="P140">&lt;/div&gt;</text:p>
      <text:p text:style-name="P140">&lt;p&gt;World&lt;/p&gt;</text:p>
      <text:p text:style-name="P140">&lt;/body&gt;</text:p>
      <text:p text:style-name="P140">/<text:span text:style-name="T95">*CSS*/</text:span></text:p>
      <text:p text:style-name="P140">div p {</text:p>
      <text:p text:style-name="P140">/* only paragraph inside div tag */</text:p>
      <text:p text:style-name="P140">color: crimson;</text:p>
      <text:p text:style-name="P140">}</text:p>
      <text:p text:style-name="P140">p {</text:p>
      <text:p text:style-name="P140">/* Every Paragraph */</text:p>
      <text:p text:style-name="P140">font-style: italic;</text:p>
      <text:p text:style-name="P140">}</text:p>
      <text:p text:style-name="P141"><text:soft-page-break/><text:span text:style-name="T96">div p</text:span><text:span text:style-name="T97">: selects all &lt;p&gt; elements inside &lt;div&gt; elements.</text:span></text:p>
      <text:p text:style-name="P141"><text:span text:style-name="T98">d</text:span><text:span text:style-name="T99">iv &gt; p</text:span><text:span text:style-name="T100">: selects all &lt;p&gt; elements where the parent is a &lt;div&gt; element.</text:span></text:p>
      <text:p text:style-name="خط_20_سفلي"><text:span text:style-name="T96">div + p</text:span><text:span text:style-name="T101">: selects every &lt;p&gt; element immediately after &lt;div&gt; element.</text:span></text:p>
      <text:p text:style-name="P138">&lt;a href="https://www.google.com" target="_blank" rel="noopener noreferrer"&gt;</text:p>
      <text:p text:style-name="P138">GoogleLink</text:p>
      <text:p text:style-name="P138">&lt;/a&gt;</text:p>
      <text:p text:style-name="P142">لينك يفتح في نافذة جديدة آمنة ويمكن تخصيصه عن طريق " ” <text:span text:style-name="T102">=</text:span> <text:span text:style-name="T103">class</text:span></text:p>
      <text:p text:style-name="P143">input[type="email"] { </text:p>
      <text:p text:style-name="P143">border: 2px solid orange; </text:p>
      <text:p text:style-name="P143">}</text:p>
      <text:p text:style-name="P144">attribute selector المحدد الوظيفي</text:p>
      <text:p text:style-name="P144">تخصيص بناءً على الوظيفة أو البيانات الداخلية</text:p>
      <text:p text:style-name="P145">تخصيص جميع حقول الإيميل</text:p>
      <text:p text:style-name="P146">Pseudo Selector</text:p>
      <text:p text:style-name="P147">تخصيص العنصر بناءً على حاله أو مكانه</text:p>
      <text:p text:style-name="P148">: تختار العنصر بناءً على حالته أو موقعه</text:p>
      <text:p text:style-name="P148">:: تختار جزء معين داخل العنصر</text:p>
      <text:p text:style-name="P146"><text:soft-page-break/>:<text:span text:style-name="T104">link الرابط الذي لم يتم النقر عليه بعد</text:span></text:p>
      <text:p text:style-name="P146">:<text:span text:style-name="T105">visited الرابط الذي تم زيارته</text:span></text:p>
      <text:p text:style-name="P146">:<text:span text:style-name="T105">hover الرابط عند مرور المؤشر عليه</text:span></text:p>
      <text:p text:style-name="P146">:<text:span text:style-name="T105">active الرابط لحظة النقر عليه</text:span></text:p>
      <text:p text:style-name="P149">---------------------------------------------------------</text:p>
      <text:p text:style-name="P121">&lt;a href="<text:a xlink:type="simple" xlink:href="https://www.google.com/" text:style-name="Internet_20_link" text:visited-style-name="Visited_20_Internet_20_Link">https://www.google.com</text:a>"&gt;google&lt;/a&gt;</text:p>
      <text:p text:style-name="P121">&lt;a href="<text:a xlink:type="simple" xlink:href="https://www.udemy.com/" text:style-name="Internet_20_link" text:visited-style-name="Visited_20_Internet_20_Link">https://www.udemy.com</text:a>"&gt;udemy&lt;/a&gt;</text:p>
      <text:p text:style-name="P121">&lt;a href="<text:a xlink:type="simple" xlink:href="https://www.wikipedia.com/" text:style-name="Internet_20_link" text:visited-style-name="Visited_20_Internet_20_Link">https://www.wikipedia.com</text:a>"&gt;wikipedia&lt;/a&gt;</text:p>
      <text:p text:style-name="P150">&lt;a href="<text:a xlink:type="simple" xlink:href="https://www.youtube.com/" text:style-name="Internet_20_link" text:visited-style-name="Visited_20_Internet_20_Link">https://www.<text:span text:style-name="T106">youtube</text:span>.com</text:a>"&gt;<text:span text:style-name="T106">youtube</text:span>&lt;/a&gt;</text:p>
      <text:p text:style-name="P114">a:link {</text:p>
      <text:p text:style-name="P114">color: burlywood;</text:p>
      <text:p text:style-name="P114">}</text:p>
      <text:p text:style-name="P114">a:visited {</text:p>
      <text:p text:style-name="P114">color: gray;</text:p>
      <text:p text:style-name="P114">}</text:p>
      <text:p text:style-name="P114">a:hover {</text:p>
      <text:p text:style-name="P114">color: blue;</text:p>
      <text:p text:style-name="P114">}</text:p>
      <text:p text:style-name="P114"><text:span text:style-name="T107">a:active</text:span> {</text:p>
      <text:p text:style-name="P114">color: red;</text:p>
      <text:p text:style-name="P114">}</text:p>
      <text:p text:style-name="Standard"><text:soft-page-break/>&lt;body&gt;</text:p>
      <text:p text:style-name="Standard">&lt;p&gt;Hello World&lt;/p&gt;</text:p>
      <text:p text:style-name="Standard">&lt;/body&gt;</text:p>
      <text:p text:style-name="P151">p {</text:p>
      <text:p text:style-name="P151">/* تنسيق الفقرة الأصلية */</text:p>
      <text:p text:style-name="P151">color: #f14747;</text:p>
      <text:p text:style-name="P151">border: 1px solid #615353;</text:p>
      <text:p text:style-name="P151">padding: 10px;</text:p>
      <text:p text:style-name="P151">}</text:p>
      <text:p text:style-name="P151">/* The content property is mandatory with ::before and ::after */</text:p>
      <text:p text:style-name="P151">/* 1. ::before (قبل) */</text:p>
      <text:p text:style-name="P151">p::before {</text:p>
      <text:p text:style-name="P151">content: "Note💡: ";</text:p>
      <text:p text:style-name="P151">font-weight: bold;</text:p>
      <text:p text:style-name="P151">color: orange;</text:p>
      <text:p text:style-name="P151">}</text:p>
      <text:p text:style-name="P151"/>
      <text:p text:style-name="P151">/* 2. ::after (بعد) */</text:p>
      <text:p text:style-name="P151">p::after {</text:p>
      <text:p text:style-name="P151">content: " ✔️";</text:p>
      <text:p text:style-name="P151">color: green;</text:p>
      <text:p text:style-name="P151">}</text:p>
      <text:p text:style-name="P151"/>
      <text:p text:style-name="P151">/* 3. ::first-letter (الحرف الأول) */</text:p>
      <text:p text:style-name="P151">p::first-letter {</text:p>
      <text:p text:style-name="P151">font-size: 2em; /* ضعف حجم الخط */</text:p>
      <text:p text:style-name="P151">color: blue;</text:p>
      <text:p text:style-name="P151">}</text:p>
      <text:p text:style-name="P152"><text:soft-page-break/>Every HTML element</text:p>
      <text:p text:style-name="P153">له خاصية عرض افتراضية تسمى display وقيمتها إما Block or Inline</text:p>
      <text:p text:style-name="P154">Block تبدأ دائمًا على سطر جديد وتأخذ مساحة عرضها بالكامل.</text:p>
      <text:p text:style-name="P154">Inline لا تبدأ سطر جديد بل تجلس بجانب العنصر اﻵخر في نفس السطر وتأخذ العرض الضروري لمحتواها فقط.</text:p>
      <text:p text:style-name="P155">&lt;div&gt;Block&lt;/div&gt;</text:p>
      <text:p text:style-name="Standard">&lt;span&gt;Inline&lt;/span&gt;</text:p>
      <text:p text:style-name="Standard">&lt;span&gt;Along Side&lt;/span&gt;</text:p>
      <text:p text:style-name="P156">div {</text:p>
      <text:p text:style-name="P157">background-color: aqua;</text:p>
      <text:p text:style-name="P157">width: 100px;</text:p>
      <text:p text:style-name="P157">}</text:p>
      <text:p text:style-name="P157">span {</text:p>
      <text:p text:style-name="P157">background-color: blue;</text:p>
      <text:p text:style-name="P157">}</text:p>
      <text:p text:style-name="P158">عنصر البلوك هيفرض نفسه على السطر كامل وهيجبر ال span يبدأ من السطر اللي تحته.</text:p>
      <text:p text:style-name="P158">لو عنصرين inline ورا بعض في الكود هياجوا بجوار بعضهم.</text:p>
      <text:p text:style-name="P159"><text:soft-page-break/>Inline (like span): any width or height values will have no effect.</text:p>
      <text:p text:style-name="P159">Inline-Block: As Inline but you can apply width and height values.</text:p>
      <text:p text:style-name="P160">span {</text:p>
      <text:p text:style-name="P160">background-color: blue;</text:p>
      <text:p text:style-name="P161">display: inline-block;</text:p>
      <text:p text:style-name="P160">height: 200px;</text:p>
      <text:p text:style-name="P160">}</text:p>
      <text:p text:style-name="خط_20_سفلي">display: none (تخفي العنصر)</text:p>
      <text:p text:style-name="P110"><text:span text:style-name="Emphasis"><text:span text:style-name="T68">Icons</text:span></text:span></text:p>
      <text:p text:style-name="P34"><text:a xlink:type="simple" xlink:href="https://fontawesome.com/" text:style-name="Internet_20_link" text:visited-style-name="Visited_20_Internet_20_Link"><text:span text:style-name="T108">https://fontawesome.com</text:span></text:a></text:p>
      <text:p text:style-name="P162">موقع يحتوي على أيقونات عبارة عن خطوط وليست صور (web fonts)</text:p>
      <text:p text:style-name="Standard">&lt;i class="fa-brands fa-twitter"&gt;&lt;/i&gt;</text:p>
      <text:p text:style-name="P163">i: icon (دلالة)</text:p>
      <text:p text:style-name="P164">&lt;link rel="stylesheet" href="https://cdnjs.cloudflare.com/ajax/libs/font-awesome/7.0.1/css/all.min.css" integrity="sha512-2SwdPD6INVrV/lHTZbO2nodKhrnDdJK9/kg2XD1r9uGqPo1cUbujc+IYdlYdEErWNu69gVcYgdxlmVmzTWnetw==" crossorigin="anonymous" referrerpolicy="no-referrer" /&gt;</text:p>
      <text:p text:style-name="P165"><text:soft-page-break/>التاج اللي فات بيضيف ملف CSS خارجي من قاعدة توزيع محتوى اسمها cdnjs الملف ده بيحتوى على قاعدة الخط بتاع fontawesome عشان يتم عرض اﻷيقون بشكل صحيح.</text:p>
      <text:p text:style-name="P166">fontawesome makes display of icons inline-block </text:p>
      <text:p text:style-name="P167"><text:span text:style-name="Emphasis"><text:span text:style-name="T109">Shadows</text:span></text:span></text:p>
      <text:p text:style-name="Standard"><text:span text:style-name="Emphasis"><text:span text:style-name="T110">div {</text:span></text:span></text:p>
      <text:p text:style-name="P168">background-color: #35024d;</text:p>
      <text:p text:style-name="P168">width: 500px;</text:p>
      <text:p text:style-name="P168">height: 500px;</text:p>
      <text:p text:style-name="P168">box-shadow: 10px 5px 20px orange; /* x y blurriness color */</text:p>
      <text:p text:style-name="P168">}</text:p>
      <text:p text:style-name="P169">h1 {</text:p>
      <text:p text:style-name="P169">font-size: 200px;</text:p>
      <text:p text:style-name="P169">text-align: center;</text:p>
      <text:p text:style-name="P169">font-family: Impact;</text:p>
      <text:p text:style-name="P169">letter-spacing: 10px;</text:p>
      <text:p text:style-name="P169">color: orangered;</text:p>
      <text:p text:style-name="P169">text-shadow: 10px 10px 10px rgb(241, 203, 132);</text:p>
      <text:p text:style-name="P169">}</text:p>
      <text:p text:style-name="P170"><text:soft-page-break/><text:span text:style-name="Emphasis"><text:span text:style-name="T111">Inheritance</text:span></text:span></text:p>
      <text:p text:style-name="P171">بشكل عام، الخصائص التي تؤثر على <text:span text:style-name="T82">التيبوغرافي </text:span><text:span text:style-name="T83">(Typography)</text:span> والنص هي التي تُورث تلقائيًا<text:span text:style-name="T112">، أما</text:span> الخصائص التي تحدد أبعاد العنصر ومساحته <text:span text:style-name="T113">وموقعه </text:span>فهي <text:span text:style-name="T82">لا تُورث</text:span>.</text:p>
      <text:p text:style-name="P172">layout related properties will not be inherited.</text:p>
      <text:p text:style-name="P155">&lt;body&gt;</text:p>
      <text:p text:style-name="Standard">&lt;div class="parent"&gt;</text:p>
      <text:p text:style-name="Standard">Hello</text:p>
      <text:p text:style-name="Standard">&lt;div class="child"&gt;World&lt;/div&gt;</text:p>
      <text:p text:style-name="Standard">&lt;/div&gt;</text:p>
      <text:p text:style-name="Standard">&lt;/body&gt;</text:p>
      <text:p text:style-name="Standard">.parent {</text:p>
      <text:p text:style-name="Standard">color: aquamarine;</text:p>
      <text:p text:style-name="Standard">font-family: sans-serif;</text:p>
      <text:p text:style-name="Standard">font-size: 50px;</text:p>
      <text:p text:style-name="Standard">font-weight: bolder;</text:p>
      <text:p text:style-name="Standard">font-style: italic;</text:p>
      <text:p text:style-name="Standard">padding: 100px; /* not inherited and below */</text:p>
      <text:p text:style-name="Standard">width: 20px;</text:p>
      <text:p text:style-name="Standard"><text:soft-page-break/>height: 20px;</text:p>
      <text:p text:style-name="Standard">background-color: blue;</text:p>
      <text:p text:style-name="Standard">}</text:p>
      <text:p text:style-name="Standard">.child {</text:p>
      <text:p text:style-name="Standard">padding: 20px;</text:p>
      <text:p text:style-name="Standard">}</text:p>
      <text:p text:style-name="P173">--------------------------------------------------------</text:p>
      <text:p text:style-name="Standard">.parent {</text:p>
      <text:p text:style-name="Standard">font-size: 100px;</text:p>
      <text:p text:style-name="Standard">width: 300px;</text:p>
      <text:p text:style-name="Standard">height: 100px;</text:p>
      <text:p text:style-name="Standard">background-color: blue;</text:p>
      <text:p text:style-name="Standard">}</text:p>
      <text:p text:style-name="P174">الابن هياخد نفس الاتساع بتاع اﻷب بصفته بلوك موجود داخله وليس بالوراثة </text:p>
      <text:p text:style-name="P175">width = auto (parent)</text:p>
      <text:p text:style-name="P175">height is not the same</text:p>
      <text:p text:style-name="P176">--------------------------------------------------------</text:p>
      <text:p text:style-name="P177">inherit keyword</text:p>
      <text:p text:style-name="P177">للخصائص التي لا تورث أوتوماتيك</text:p>
      <text:p text:style-name="Standard"><text:soft-page-break/>.child {</text:p>
      <text:p text:style-name="Standard">width: inherit;</text:p>
      <text:p text:style-name="Standard">height: inherit;</text:p>
      <text:p text:style-name="Standard">background-color: inherit;</text:p>
      <text:p text:style-name="خط_20_سفلي">}</text:p>
      <text:p text:style-name="P178"><text:span text:style-name="Emphasis"><text:span text:style-name="T114">Position</text:span></text:span></text:p>
      <text:p text:style-name="P179"><text:span text:style-name="Emphasis"><text:span text:style-name="T115">position: static (Normal Flow)</text:span></text:span></text:p>
      <text:p text:style-name="P180"><text:span text:style-name="Emphasis"><text:span text:style-name="T116">الوضع الثابت الافتراضي: العنصر يتبع التسلسل الافتراضي للمستند.</text:span></text:span></text:p>
      <text:p text:style-name="P181"><text:span text:style-name="Emphasis"><text:span text:style-name="T116">top – left – right – bottom </text:span></text:span></text:p>
      <text:p text:style-name="P181"><text:span text:style-name="Emphasis"><text:span text:style-name="T116">لن يكون لها أي تأثير</text:span></text:span></text:p>
      <text:p text:style-name="P182"><text:span text:style-name="Emphasis"><text:span text:style-name="T115">position: relative (نسبي)</text:span></text:span></text:p>
      <text:p text:style-name="P183">مثل سابقه ولكن يقبل قيم:</text:p>
      <text:p text:style-name="P184"><text:span text:style-name="Emphasis"><text:span text:style-name="T37">top – left – right – bottom</text:span></text:span> </text:p>
      <text:p text:style-name="P183">بالنسبة لموضعه اﻷصلي.</text:p>
      <text:p text:style-name="P182"><text:span text:style-name="Emphasis"><text:span text:style-name="T117">position: </text:span></text:span><text:span text:style-name="Emphasis"><text:span text:style-name="T115">absolute</text:span></text:span><text:span text:style-name="Emphasis"><text:span text:style-name="T117"> (</text:span></text:span><text:span text:style-name="Emphasis"><text:span text:style-name="T115">حر / مطلق</text:span></text:span><text:span text:style-name="Emphasis"><text:span text:style-name="T117">)</text:span></text:span></text:p>
      <text:p text:style-name="P183">يتم وضعه بالنسبة ﻷقرب أب له يكون له خاصية غير static <text:span text:style-name="T118">ولو مفيش أب يبقى بالنسبة ل &lt;html&gt;</text:span></text:p>
      <text:p text:style-name="P182"><text:span text:style-name="Emphasis"><text:span text:style-name="T117">position: </text:span></text:span><text:span text:style-name="Emphasis"><text:span text:style-name="T115">fixed</text:span></text:span><text:span text:style-name="Emphasis"><text:span text:style-name="T117"> (</text:span></text:span><text:span text:style-name="Emphasis"><text:span text:style-name="T115">ثابت</text:span></text:span><text:span text:style-name="Emphasis"><text:span text:style-name="T117">)</text:span></text:span></text:p>
      <text:p text:style-name="P180"><text:soft-page-break/><text:span text:style-name="Emphasis"><text:span text:style-name="T116">يتم وضعه بالنسبة لمنفذ العرض viewport ويظل ثابتًا في مكانه حتى لو المستخدم عمل scroll</text:span></text:span></text:p>
      <text:p text:style-name="P185"><text:span text:style-name="Emphasis"><text:span text:style-name="T119">معلومة: </text:span></text:span><text:span text:style-name="Emphasis"><text:span text:style-name="T120">العنصر body دائمًا يأخذ اتساع width الشاشة بالكامل أما بالنسبة للارتفاع فهو يأخذ فقط ما يكفي height المحتوى داخله.</text:span></text:span></text:p>
      <text:p text:style-name="P186"><text:span text:style-name="Emphasis"><text:span text:style-name="T121">ملحوظة مهمة: position = absolute or fixed</text:span></text:span></text:p>
      <text:p text:style-name="P186"><text:span text:style-name="Emphasis"><text:span text:style-name="T121">بتخرج العنصر من التسلسل الافتراضي للمستند يعني العنصر بيطفو واللي تحته بياخد مكانه.</text:span></text:span></text:p>
      <text:p text:style-name="P179"><text:span text:style-name="Emphasis"><text:span text:style-name="T117">Position: sticky لاصق</text:span></text:span></text:p>
      <text:p text:style-name="P187"><text:span text:style-name="Emphasis"><text:span text:style-name="T122">يتصرف ك relative لحد ما يوصل لنقطة معينة أنت محددها ويقلب fixed</text:span></text:span></text:p>
      <text:p text:style-name="P155"><text:span text:style-name="Emphasis"><text:span text:style-name="T123">&lt;body&gt;</text:span></text:span></text:p>
      <text:p text:style-name="P188">&lt;div class="container"&gt;</text:p>
      <text:p text:style-name="P188">&lt;div class="d one"&gt;&lt;/div&gt;</text:p>
      <text:p text:style-name="P188">&lt;div class="d two"&gt;&lt;/div&gt;</text:p>
      <text:p text:style-name="P188">&lt;div class="d three"&gt;&lt;/div&gt;</text:p>
      <text:p text:style-name="P188">&lt;/div&gt;</text:p>
      <text:p text:style-name="P188">&lt;/body&gt;</text:p>
      <text:p text:style-name="P189">.container {</text:p>
      <text:p text:style-name="P189">width: 900px;</text:p>
      <text:p text:style-name="P189">height: 800px;</text:p>
      <text:p text:style-name="P189">background-color: black;</text:p>
      <text:p text:style-name="P189"><text:soft-page-break/>}</text:p>
      <text:p text:style-name="P189">.d {</text:p>
      <text:p text:style-name="P189">width: 200px;</text:p>
      <text:p text:style-name="P189">height: 200px;</text:p>
      <text:p text:style-name="P189">}</text:p>
      <text:p text:style-name="P189">.one {</text:p>
      <text:p text:style-name="P189">background-color: brown;</text:p>
      <text:p text:style-name="P189">position: relative;</text:p>
      <text:p text:style-name="P189">left: 100px;</text:p>
      <text:p text:style-name="P189">}</text:p>
      <text:p text:style-name="P189">.two {</text:p>
      <text:p text:style-name="P189">background-color: blue;</text:p>
      <text:p text:style-name="P189">position: absolute;</text:p>
      <text:p text:style-name="P189">top: 500px;</text:p>
      <text:p text:style-name="P189">}</text:p>
      <text:p text:style-name="P189">.three {</text:p>
      <text:p text:style-name="P189">background-color: burlywood;</text:p>
      <text:p text:style-name="P189">/* position: fixed; */</text:p>
      <text:p text:style-name="P189">top: 0;</text:p>
      <text:p text:style-name="P189">position: sticky;</text:p>
      <text:p text:style-name="P189">}</text:p>
      <text:p text:style-name="P142"><text:soft-page-break/>sticky <text:span text:style-name="T124">في البداية بيتصرف ك relative ويحل محل اللي فوقه وبعد كدا مع scroll عند top = 0 يعني لما العنصر يلتصق بأعلى الشاشة بيتحول ل fixed </text:span><text:span text:style-name="T125">ويثبت في مكانه.</text:span> </text:p>
      <text:p text:style-name="P190"><text:span text:style-name="Emphasis"><text:span text:style-name="T126">Flexbox</text:span></text:span></text:p>
      <text:p text:style-name="P191"><text:span text:style-name="Emphasis"><text:span text:style-name="T37">ن</text:span></text:span><text:span text:style-name="Emphasis"><text:span text:style-name="T127">ظام تخطيط أحادي البعد يستخدم لترتيب العناصر في صف واحد أو عمود واحد.</text:span></text:span></text:p>
      <text:p text:style-name="P192"><text:span text:style-name="Emphasis"><text:span text:style-name="T128">Main Axis: </text:span></text:span><text:span text:style-name="Emphasis"><text:span text:style-name="T127">اتجاه العناصر سواء صف أو عمود</text:span></text:span></text:p>
      <text:p text:style-name="P192"><text:span text:style-name="Emphasis"><text:span text:style-name="T128">Cross Axis:</text:span></text:span><text:span text:style-name="Emphasis"><text:span text:style-name="T127"> المحور المتقاطع ده المحور العمودي على المحور الرئيس <text:s/></text:span></text:span></text:p>
      <text:p text:style-name="Standard"><text:span text:style-name="Emphasis"><text:span text:style-name="T129">display: flix; تفعلها للعنصر اﻷب عشان ترتب جواه</text:span></text:span></text:p>
      <text:p text:style-name="Standard"><text:span text:style-name="Emphasis"><text:span text:style-name="T129">flex-direction: Main Axis Direction</text:span></text:span></text:p>
      <text:p text:style-name="P72"><text:span text:style-name="Emphasis"><text:span text:style-name="T37">div&gt;.child*8 </text:span></text:span><text:span text:style-name="Emphasis"><text:span text:style-name="T130">(Emmet Abbreviation)</text:span></text:span></text:p>
      <text:p text:style-name="P193"><text:span text:style-name="Emphasis"><text:span text:style-name="T130">Emmet: built-in plugin in </text:span></text:span><text:span text:style-name="Emphasis"><text:span text:style-name="T131">vs code</text:span></text:span><text:span text:style-name="Emphasis"><text:span text:style-name="T130"> enable</text:span></text:span><text:span text:style-name="Emphasis"><text:span text:style-name="T132">s</text:span></text:span><text:span text:style-name="Emphasis"><text:span text:style-name="T130"> us to write long html code with an abbreviation</text:span></text:span></text:p>
      <text:p text:style-name="P194"><text:span text:style-name="Emphasis"><text:span text:style-name="T133">ده يعمل عنصر div بداخله 8 أبناء “class=”child</text:span></text:span></text:p>
      <text:p text:style-name="P72"><text:span text:style-name="Emphasis"><text:span text:style-name="T134">margin: 100px auto;</text:span></text:span></text:p>
      <text:p text:style-name="P195"><text:span text:style-name="Emphasis"><text:span text:style-name="T135">بيخلي الهوامش الخارجية 100 من فوق وتحت ويمين ويسار بيخصم عرض العنصر من عرض الصفحة ويقسم النتيجة على 2 عشان يوزع يمين ويسار بالتساوي بشكل ديناميكي فيعمل توسيط إنما لو كتبت قيمة ثابتة بيوزعها في اﻷربع نواحي بدون توسيط.</text:span></text:span></text:p>
      <text:p text:style-name="P72"><text:span text:style-name="Emphasis"><text:span text:style-name="T136">flex-direction: row-reverse; </text:span></text:span></text:p>
      <text:p text:style-name="P196"><text:soft-page-break/><text:span text:style-name="Emphasis"><text:span text:style-name="T137">هو property خاصة باﻷب وله أربع قيم: </text:span></text:span></text:p>
      <text:p text:style-name="P197"><text:span text:style-name="Emphasis"><text:span text:style-name="T137">row | row-reverse | column | column-reverse</text:span></text:span></text:p>
      <text:p text:style-name="P197"><text:span text:style-name="Emphasis"><text:span text:style-name="T138">justify-content: </text:span></text:span></text:p>
      <text:p text:style-name="P196"><text:span text:style-name="Emphasis"><text:span text:style-name="T138">property خاصة باﻷب وتستخدم لمحاذاة العناصر على </text:span></text:span><text:span text:style-name="Emphasis"><text:span text:style-name="T139">المحور الرئيسي</text:span></text:span><text:span text:style-name="Emphasis"><text:span text:style-name="T138">.</text:span></text:span></text:p>
      <text:p text:style-name="P197"><text:span text:style-name="Emphasis"><text:span text:style-name="T138">Values: </text:span></text:span><text:span text:style-name="Emphasis"><text:span text:style-name="T140">center | end | space-around</text:span></text:span></text:p>
      <text:p text:style-name="P198"><text:span text:style-name="Emphasis"><text:span text:style-name="T141">space-between |</text:span></text:span><text:span text:style-name="Emphasis"><text:span text:style-name="T37"> space-evenly</text:span></text:span></text:p>
      <text:p text:style-name="Standard"><text:span text:style-name="Emphasis"><text:span text:style-name="T136">flex-wrap: nowrap; </text:span></text:span><text:span text:style-name="Emphasis"><text:span text:style-name="T142">or wrap or wrap-reverse</text:span></text:span></text:p>
      <text:p text:style-name="P199"><text:span text:style-name="Emphasis"><text:span text:style-name="T143">خاصية للأب تحدد سلوك اﻷبناء عند اكتمال المساحة</text:span></text:span></text:p>
      <text:p text:style-name="P200"><text:span text:style-name="Emphasis"><text:span text:style-name="T144">nowrap: تبقى جميع العناصر على سطح واحد حتى <text:s/>لو اضطرت للانكماش أو تجاوز الحدود</text:span></text:span></text:p>
      <text:p text:style-name="P200"><text:span text:style-name="Emphasis"><text:span text:style-name="T144">wrap: تنتقل العناصر المتبقية إلى سطر جديد بالترتيب الطبيعي</text:span></text:span></text:p>
      <text:p text:style-name="P200"><text:span text:style-name="Emphasis"><text:span text:style-name="T144">wrap-reverse: </text:span></text:span><text:span text:style-name="Emphasis"><text:span text:style-name="T145">عكس اتجاه المحور المتقاطع</text:span></text:span></text:p>
      <text:p text:style-name="P201"><text:span text:style-name="Emphasis"><text:span text:style-name="T146">يعني المحور المتقاطع بدل ما كان اتجاهه من اﻷعلى </text:span></text:span><text:span text:style-name="Emphasis"><text:span text:style-name="T147">للأ</text:span></text:span><text:span text:style-name="Emphasis"><text:span text:style-name="T146">سفل وكل ما تضيف قيمة جديدة تنزل تحت أصبح اتجاهه من اﻷسفل للأعلى وكل ما تضيف قيمة جديدة بتطلع لفوق</text:span></text:span></text:p>
      <text:p text:style-name="P202"><text:span text:style-name="Emphasis"><text:span text:style-name="T148">align-items:</text:span></text:span></text:p>
      <text:p text:style-name="P203"><text:span text:style-name="Emphasis"><text:span text:style-name="T148">محاذاة العناصر على المحور المتقاطع</text:span></text:span></text:p>
      <text:p text:style-name="P202"><text:span text:style-name="Emphasis"><text:span text:style-name="T148">Values: start | end | center</text:span></text:span></text:p>
      <text:p text:style-name="P204"><text:soft-page-break/><text:span text:style-name="Emphasis"><text:span text:style-name="T149">align-items: center</text:span></text:span></text:p>
      <text:p text:style-name="P204"><text:span text:style-name="Emphasis"><text:span text:style-name="T149">justify-content: center</text:span></text:span></text:p>
      <text:p text:style-name="P205"><text:span text:style-name="Emphasis"><text:span text:style-name="T149">يخلي اﻷبناء في مركز الحاوية بالضبط</text:span></text:span></text:p>
      <text:p text:style-name="Standard"><text:span text:style-name="Emphasis"><text:span text:style-name="T150">&lt;!DOCTYPE html&gt;</text:span></text:span></text:p>
      <text:p text:style-name="P206">&lt;html lang="en"&gt;</text:p>
      <text:p text:style-name="P206">&lt;head&gt;</text:p>
      <text:p text:style-name="P206">&lt;meta charset="UTF-8" /&gt;</text:p>
      <text:p text:style-name="P206">&lt;meta name="viewport" content="width=device-width, initial-scale=1.0" /&gt;</text:p>
      <text:p text:style-name="P206">&lt;title&gt;صفحتي&lt;/title&gt;</text:p>
      <text:p text:style-name="P206">&lt;link rel="stylesheet" href="style.css" /&gt;</text:p>
      <text:p text:style-name="P206">&lt;/head&gt;</text:p>
      <text:p text:style-name="P206">&lt;body&gt;</text:p>
      <text:p text:style-name="P206">&lt;div class="container"&gt;</text:p>
      <text:p text:style-name="P206">&lt;div class="child"&gt;1&lt;/div&gt;</text:p>
      <text:p text:style-name="P206">&lt;div class="child"&gt;2&lt;/div&gt;</text:p>
      <text:p text:style-name="P206">&lt;div class="child"&gt;3&lt;/div&gt;</text:p>
      <text:p text:style-name="P206">&lt;div class="child"&gt;4&lt;/div&gt;</text:p>
      <text:p text:style-name="P206">&lt;div class="child"&gt;5&lt;/div&gt;</text:p>
      <text:p text:style-name="P206">&lt;/div&gt;</text:p>
      <text:p text:style-name="P206">&lt;/body&gt;</text:p>
      <text:p text:style-name="P206">&lt;/html&gt;</text:p>
      <text:p text:style-name="P206"><text:soft-page-break/>* {</text:p>
      <text:p text:style-name="P206">margin: 0;</text:p>
      <text:p text:style-name="P206">padding: 0;</text:p>
      <text:p text:style-name="P206">}</text:p>
      <text:p text:style-name="P206">body {</text:p>
      <text:p text:style-name="P206">height: 100vh;</text:p>
      <text:p text:style-name="P206">background-color: violet;</text:p>
      <text:p text:style-name="P206">}</text:p>
      <text:p text:style-name="P206">.container {</text:p>
      <text:p text:style-name="P206">border: 10px solid red;</text:p>
      <text:p text:style-name="P206">width: 600px;</text:p>
      <text:p text:style-name="P206">height: 600px;</text:p>
      <text:p text:style-name="P206">margin: 100px auto;</text:p>
      <text:p text:style-name="P206">display: flex;</text:p>
      <text:p text:style-name="P206">/* flex-direction: row;</text:p>
      <text:p text:style-name="P206">flex-wrap: nowrap; */</text:p>
      <text:p text:style-name="P206">justify-content: end;</text:p>
      <text:p text:style-name="P206">align-items: end;</text:p>
      <text:p text:style-name="P206">}</text:p>
      <text:p text:style-name="P206">.container .child {</text:p>
      <text:p text:style-name="P206">width: 50px;</text:p>
      <text:p text:style-name="P206">height: 50px;</text:p>
      <text:p text:style-name="P206"><text:soft-page-break/>background-color: cadetblue;</text:p>
      <text:p text:style-name="P206">margin: 7px;</text:p>
      <text:p text:style-name="P206">text-align: center;</text:p>
      <text:p text:style-name="P206">}</text:p>
      <text:p text:style-name="P207">------------------------------------------------------------</text:p>
      <text:p text:style-name="P208">align-content:</text:p>
      <text:p text:style-name="P209">خاصية تتحكم في توزيع الصفوف lines يعني الخطوط كاملة على المحور المتقاطع وبالتالي لازم يكون عندك أكتر من صف يعني:</text:p>
      <text:p text:style-name="P210">flex-warp: wrap <text:span text:style-name="T151">(nowrap متنفعش)</text:span></text:p>
      <text:p text:style-name="P210">------------------------------------------------------------</text:p>
      <text:p text:style-name="P211">Children Properties:</text:p>
      <text:p text:style-name="P72">.my-item {</text:p>
      <text:p text:style-name="P72">flex: 1 0 200px; <text:span text:style-name="T152">/* flex-grow: 1, flex-shrink: 0, flex-basis: 200px */</text:span></text:p>
      <text:p text:style-name="P72">}</text:p>
      <text:p text:style-name="P212">grow معامل النمو shrink معامل الانكماش</text:p>
      <text:p text:style-name="P212">basis الحجم اﻷولي</text:p>
      <text:p text:style-name="P213">order ترتيبه بغض النظر عن ترتيبه في <text:span text:style-name="T153">كود ال html</text:span></text:p>
      <text:p text:style-name="P214">order default value is zero</text:p>
      <text:p text:style-name="P215">وبيبدأ من الصفر</text:p>
      <text:p text:style-name="P216"><text:soft-page-break/><text:span text:style-name="Emphasis"><text:span text:style-name="T154">align-self: start | end | center </text:span></text:span><text:span text:style-name="Emphasis"><text:span text:style-name="T155">ع المحور المتقاطع</text:span></text:span></text:p>
      <text:p text:style-name="P217"><text:span text:style-name="Emphasis"><text:span text:style-name="T156">الخصائص التي تبدأ ب align تعمل على المحور المتقاطع</text:span></text:span></text:p>
      <text:p text:style-name="P218"><text:span text:style-name="Emphasis"><text:span text:style-name="T154">بتسمح لعنصر الابن يلغي قواعد المحاذاة بتاع اﻷب ويحدد محاذاة لنفسه.</text:span></text:span></text:p>
      <text:p text:style-name="P219"><text:span text:style-name="Emphasis"><text:span text:style-name="T157">شرح grow</text:span></text:span></text:p>
      <text:p text:style-name="P218"><text:span text:style-name="Emphasis"><text:span text:style-name="T154">تخيل عندك حاوية عرضها </text:span></text:span><text:span text:style-name="Emphasis"><text:span text:style-name="T158">1000px</text:span></text:span><text:span text:style-name="Emphasis"><text:span text:style-name="T154"> وفيها 3 عناصر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20"><text:span text:style-name="Strong_20_Emphasis"><text:span text:style-name="T159">العنصر</text:span></text:span></text:p>
            </table:table-cell>
            <table:table-cell table:style-name="Table2.A1" office:value-type="string">
              <text:p text:style-name="P220"><text:span text:style-name="Strong_20_Emphasis"><text:span text:style-name="T159">flex-basis (الحجم الأولي)</text:span></text:span></text:p>
            </table:table-cell>
            <table:table-cell table:style-name="Table2.A1" office:value-type="string">
              <text:p text:style-name="P220"><text:span text:style-name="Strong_20_Emphasis"><text:span text:style-name="T159">flex-grow</text:span></text:span></text:p>
            </table:table-cell>
            <table:table-cell table:style-name="Table2.A1" office:value-type="string">
              <text:p text:style-name="P220"><text:span text:style-name="Strong_20_Emphasis"><text:span text:style-name="T159">حصة النمو (من المساحة الفارغة)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21">A</text:p>
          </table:table-cell>
          <table:table-cell table:style-name="Table2.A1" office:value-type="string">
            <text:p text:style-name="P222">100px</text:p>
          </table:table-cell>
          <table:table-cell table:style-name="Table2.A1" office:value-type="string">
            <text:p text:style-name="P221">1</text:p>
          </table:table-cell>
          <table:table-cell table:style-name="Table2.A1" office:value-type="string">
            <text:p text:style-name="P223">1 / 6</text:p>
          </table:table-cell>
        </table:table-row>
        <table:table-row>
          <table:table-cell table:style-name="Table2.A1" office:value-type="string">
            <text:p text:style-name="P221">B</text:p>
          </table:table-cell>
          <table:table-cell table:style-name="Table2.A1" office:value-type="string">
            <text:p text:style-name="P222">100px</text:p>
          </table:table-cell>
          <table:table-cell table:style-name="Table2.A1" office:value-type="string">
            <text:p text:style-name="P221">2</text:p>
          </table:table-cell>
          <table:table-cell table:style-name="Table2.A1" office:value-type="string">
            <text:p text:style-name="P223">2 / 6</text:p>
          </table:table-cell>
        </table:table-row>
        <table:table-row>
          <table:table-cell table:style-name="Table2.A1" office:value-type="string">
            <text:p text:style-name="P221">C</text:p>
          </table:table-cell>
          <table:table-cell table:style-name="Table2.A1" office:value-type="string">
            <text:p text:style-name="P222">100px</text:p>
          </table:table-cell>
          <table:table-cell table:style-name="Table2.A1" office:value-type="string">
            <text:p text:style-name="P221">3</text:p>
          </table:table-cell>
          <table:table-cell table:style-name="Table2.A1" office:value-type="string">
            <text:p text:style-name="P223">3 / 6</text:p>
          </table:table-cell>
        </table:table-row>
      </table:table>
      <text:p text:style-name="P224"><text:span text:style-name="Emphasis"><text:span text:style-name="T160">النتيجة:</text:span></text:span></text:p>
      <text:p text:style-name="P225"><text:span text:style-name="Emphasis"><text:span text:style-name="T161">A = 700px * 0.6</text:span></text:span></text:p>
      <text:p text:style-name="P225"><text:span text:style-name="Emphasis"><text:span text:style-name="T161">B = 700px * (2 / 6)</text:span></text:span></text:p>
      <text:p text:style-name="P225"><text:span text:style-name="Emphasis"><text:span text:style-name="T161">C = 700px * (3 / 6)</text:span></text:span></text:p>
      <text:p text:style-name="Standard"><text:span text:style-name="Emphasis"><text:span text:style-name="T161">A (final width) = 100px + 116.7</text:span></text:span><text:span text:style-name="Emphasis"><text:span text:style-name="T162">px</text:span></text:span></text:p>
      <text:p text:style-name="Standard"><text:span text:style-name="Emphasis"><text:span text:style-name="T163">flex-grow default value is 0 while flex-shrink</text:span></text:span></text:p>
      <text:p text:style-name="Standard"><text:span text:style-name="Emphasis">default value is 1</text:span></text:p>
      <text:p text:style-name="P191"><text:span text:style-name="Emphasis"><text:span text:style-name="T164">عشان دائمًا العنصر ينكمش وياخد جزء من الحاوية وميخرجش برا بدل ما ياخد الحجم الأصلي.</text:span></text:span></text:p>
      <text:p text:style-name="P226"><text:a xlink:type="simple" xlink:href="https://flexboxfroggy.com/" text:style-name="Internet_20_link" text:visited-style-name="Visited_20_Internet_20_Link"><text:span text:style-name="T165">https://flexboxfroggy.com</text:span></text:a></text:p>
      <text:p text:style-name="P227">flex-flow: wrap-reverse column-reverse;</text:p>
      <text:p text:style-name="P227">justify-content: center; <text:span text:style-name="T152">/</text:span><text:span text:style-name="T166">* Q.24 */</text:span></text:p>
      <text:p text:style-name="P227">align-content: space-between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خط_20_سفلي" style:display-name="خط سفلي" style:family="paragraph" style:parent-style-name="Standard">
      <style:paragraph-properties fo:padding-left="0.0201in" fo:padding-right="0.0201in" fo:padding-top="0.0201in" fo:padding-bottom="0.0299in" fo:border-left="none" fo:border-right="none" fo:border-top="none" fo:border-bottom="4.99pt solid #2a6099" style:join-border="false"/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712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6.516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7pt" style:font-size-asian="14.8500003814697pt" style:font-size-complex="17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2-15T03:37:54.333916348</dc:date>
    <meta:editing-cycles>192</meta:editing-cycles>
    <meta:editing-duration>P2DT8H12S</meta:editing-duration>
    <meta:generator>LibreOffice/25.2.6.2$Linux_X86_64 LibreOffice_project/520$Build-2</meta:generator>
    <meta:print-date>2025-11-19T17:06:25.298129793</meta:print-date>
    <meta:printed-by>PDF files</meta:printed-by>
    <meta:document-statistic meta:table-count="2" meta:image-count="0" meta:object-count="0" meta:page-count="43" meta:paragraph-count="750" meta:word-count="3057" meta:character-count="22659" meta:non-whitespace-character-count="20048"/>
    <meta:user-defined meta:name="AppVersion">15.0000</meta:user-defined>
    <meta:template xlink:type="simple" xlink:actuate="onRequest" xlink:title="Normal" xlink:href=""/>
  </office:meta>
</office:document-meta>
</file>